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3" svg:font-family="'Liberation Sans'" style:font-pitch="variable"/>
    <style:font-face style:name="Liberation Sans12" svg:font-family="'Liberation Sans'" style:font-adornments="Regular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6" style:family="graphic" style:parent-style-name="standard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026cm"/>
    </style:style>
    <style:style style:name="gr9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10" style:family="graphic" style:parent-style-name="objectwithoutfill">
      <style:graphic-properties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outline1">
      <style:graphic-properties draw:stroke="none" draw:fill="none" fo:min-height="2.127cm"/>
    </style:style>
    <style:style style:name="co1" style:family="table-column">
      <style:table-column-properties style:column-width="3.74cm" style:use-optimal-column-width="false"/>
    </style:style>
    <style:style style:name="co2" style:family="table-column">
      <style:table-column-properties style:column-width="3.245cm" style:use-optimal-column-width="false"/>
    </style:style>
    <style:style style:name="co3" style:family="table-column">
      <style:table-column-properties style:column-width="3.776cm" style:use-optimal-column-width="false"/>
    </style:style>
    <style:style style:name="co4" style:family="table-column">
      <style:table-column-properties style:column-width="3.792cm" style:use-optimal-column-width="false"/>
    </style:style>
    <style:style style:name="co5" style:family="table-column">
      <style:table-column-properties style:column-width="6.601cm" style:use-optimal-column-width="false"/>
    </style:style>
    <style:style style:name="co6" style:family="table-column">
      <style:table-column-properties style:column-width="6.611cm" style:use-optimal-column-width="false"/>
    </style:style>
    <style:style style:name="ro1" style:family="table-row">
      <style:table-row-properties style:row-height="1.578cm"/>
    </style:style>
    <style:style style:name="ro2" style:family="table-row">
      <style:table-row-properties style:row-height="1.591cm"/>
    </style:style>
    <style:style style:name="ro3" style:family="table-row">
      <style:table-row-properties style:row-height="1.386cm"/>
    </style:style>
    <style:style style:name="ro4" style:family="table-row">
      <style:table-row-properties style:row-height="3.217cm"/>
    </style:style>
    <style:style style:name="ro5" style:family="table-row">
      <style:table-row-properties style:row-height="3.079cm"/>
    </style:style>
    <style:style style:name="ro6" style:family="table-row">
      <style:table-row-properties style:row-height="4.56cm"/>
    </style:style>
    <style:style style:name="ro7" style:family="table-row">
      <style:table-row-properties style:row-height="3.502cm"/>
    </style:style>
    <style:style style:name="ro8" style:family="table-row">
      <style:table-row-properties style:row-height="4.212cm"/>
    </style:style>
    <style:style style:name="ce1" style:family="table-cell">
      <style:paragraph-properties fo:text-align="center"/>
      <style:text-properties fo:font-size="32pt" style:font-size-asian="32pt" style:font-size-complex="32pt"/>
    </style:style>
    <style:style style:name="ce2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30pt" style:font-size-asian="30pt" style:font-size-complex="30pt"/>
    </style:style>
    <style:style style:name="ce5" style:family="table-cell">
      <style:paragraph-properties fo:text-align="center" style:writing-mode="rl-tb"/>
      <style:text-properties fo:font-size="32pt" style:font-size-asian="32pt" style:font-size-complex="32pt"/>
    </style:style>
    <style:style style:name="ce6" style:family="table-cell">
      <style:paragraph-properties fo:text-align="center" style:writing-mode="rl-tb"/>
      <style:text-properties fo:font-size="36pt" style:font-size-asian="36pt" style:font-size-complex="36pt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/>
      <style:text-properties fo:font-size="36pt" style:font-size-asian="36pt" style:font-size-complex="36pt"/>
    </style:style>
    <style:style style:name="ce9" style:family="table-cell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ce10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11" style:family="table-cell">
      <loext:graphic-properties draw:textarea-vertical-align="middle"/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2" style:family="table-cell">
      <loext:graphic-properties draw:textarea-vertical-align="middle"/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3" style:family="table-cell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end" style:writing-mode="rl-tb"/>
      <style:text-properties fo:color="#009900" fo:font-size="36pt" fo:font-style="normal" style:font-size-asian="36pt" style:font-style-asian="normal" style:font-size-complex="36pt" style:font-style-complex="normal"/>
    </style:style>
    <style:style style:name="P14" style:family="paragraph">
      <style:paragraph-properties fo:text-align="end" style:writing-mode="rl-tb"/>
      <style:text-properties fo:color="#009900" style:font-name="Nachlieli CLM1" fo:font-size="36pt" fo:font-style="normal" style:font-size-asian="36pt" style:font-style-asian="normal" style:font-name-complex="Nachlieli CLM1" style:font-size-complex="36pt" style:font-style-complex="normal"/>
    </style:style>
    <style:style style:name="P15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00ff66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26pt"/>
    </style:style>
    <style:style style:name="P20" style:family="paragraph">
      <style:paragraph-properties fo:margin-left="1.27cm" fo:margin-right="0cm" fo:text-align="end" fo:text-indent="0cm" style:writing-mode="rl-tb"/>
    </style:style>
    <style:style style:name="P21" style:family="paragraph">
      <style:paragraph-properties fo:margin-left="1.27cm" fo:margin-right="0cm" fo:text-align="start" fo:text-indent="0cm" style:writing-mode="lr-tb"/>
    </style:style>
    <style:style style:name="P22" style:family="paragraph">
      <style:paragraph-properties fo:text-align="end" style:writing-mode="rl-tb"/>
      <style:text-properties fo:color="#0099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P23" style:family="paragraph">
      <style:paragraph-properties fo:margin-left="0cm" fo:margin-right="0cm" fo:text-align="end" fo:text-indent="0cm" style:writing-mode="rl-tb"/>
    </style:style>
    <style:style style:name="P24" style:family="paragraph">
      <style:paragraph-properties fo:margin-left="0cm" fo:margin-right="0cm" fo:text-indent="0cm" style:writing-mode="lr-tb"/>
    </style:style>
    <style:style style:name="P25" style:family="paragraph">
      <style:paragraph-properties fo:text-align="end" style:writing-mode="rl-tb"/>
      <style:text-properties fo:color="#0099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26" style:family="paragraph">
      <loext:graphic-properties draw:fill="none"/>
      <style:paragraph-properties fo:margin-left="0cm" fo:margin-right="0cm" fo:text-align="end" fo:text-indent="0cm" style:writing-mode="rl-tb"/>
      <style:text-properties fo:color="#009900" style:font-name="Liberation Sans4" fo:font-size="36pt" style:font-name-asian="David CLM1" style:font-size-asian="36pt" style:font-name-complex="Liberation Sans4" style:font-size-complex="36pt"/>
    </style:style>
    <style:style style:name="P27" style:family="paragraph">
      <style:paragraph-properties fo:text-align="end" style:writing-mode="rl-tb"/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P28" style:family="paragraph">
      <style:paragraph-properties style:writing-mode="rl-tb"/>
      <style:text-properties fo:font-size="48pt" style:font-size-asian="48pt" style:font-size-complex="48pt"/>
    </style:style>
    <style:style style:name="P29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30" style:family="paragraph">
      <style:paragraph-properties fo:text-align="center"/>
      <style:text-properties fo:font-size="32pt" style:font-size-asian="32pt" style:font-size-complex="32pt"/>
    </style:style>
    <style:style style:name="P31" style:family="paragraph">
      <style:paragraph-properties fo:text-align="center" style:writing-mode="rl-tb"/>
      <style:text-properties fo:font-weight="normal" style:font-size-asian="32pt" style:font-weight-asian="normal" style:font-size-complex="32pt" style:font-weight-complex="normal"/>
    </style:style>
    <style:style style:name="P32" style:family="paragraph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/>
      <style:text-properties fo:font-size="30pt" style:font-size-asian="30pt" style:font-size-complex="30pt"/>
    </style:style>
    <style:style style:name="P34" style:family="paragraph">
      <style:paragraph-properties fo:text-align="center" style:writing-mode="rl-tb"/>
      <style:text-properties fo:font-weight="bold" style:font-size-asian="32pt" style:font-weight-asian="bold" style:font-size-complex="32pt" style:font-weight-complex="bold"/>
    </style:style>
    <style:style style:name="P35" style:family="paragraph">
      <style:paragraph-properties fo:text-align="center" style:writing-mode="rl-tb"/>
      <style:text-properties fo:font-size="32pt" style:font-size-asian="32pt" style:font-size-complex="32pt"/>
    </style:style>
    <style:style style:name="P36" style:family="paragraph">
      <style:paragraph-properties fo:text-align="start" style:writing-mode="lr-tb"/>
    </style:style>
    <style:style style:name="P37" style:family="paragraph">
      <loext:graphic-properties draw:fill="none" draw:fill-color="#ffffff"/>
      <style:paragraph-properties style:writing-mode="rl-tb"/>
    </style:style>
    <style:style style:name="P38" style:family="paragraph">
      <style:paragraph-properties fo:text-align="end" style:writing-mode="rl-tb"/>
      <style:text-properties fo:color="#ff0000" fo:font-size="36pt" style:font-size-asian="36pt" style:font-size-complex="36pt"/>
    </style:style>
    <style:style style:name="P39" style:family="paragraph">
      <style:paragraph-properties fo:text-align="center" style:writing-mode="rl-tb"/>
    </style:style>
    <style:style style:name="P40" style:family="paragraph">
      <style:paragraph-properties fo:text-align="center" style:writing-mode="rl-tb"/>
      <style:text-properties fo:font-size="36pt" style:font-size-asian="36pt" style:font-size-complex="36pt"/>
    </style:style>
    <style:style style:name="P41" style:family="paragraph">
      <style:paragraph-properties fo:text-align="center" style:writing-mode="lr-tb"/>
      <style:text-properties fo:font-weight="bold" style:font-size-asian="36pt" style:font-weight-asian="bold" style:font-size-complex="36pt" style:font-weight-complex="bold"/>
    </style:style>
    <style:style style:name="P42" style:family="paragraph">
      <style:paragraph-properties fo:text-align="center" style:writing-mode="lr-tb"/>
      <style:text-properties fo:font-size="36pt" style:font-size-asian="36pt" style:font-size-complex="36pt"/>
    </style:style>
    <style:style style:name="P43" style:family="paragraph">
      <style:paragraph-properties fo:text-align="center" style:writing-mode="lr-tb"/>
      <style:text-properties style:font-size-asian="36pt" style:font-size-complex="36pt"/>
    </style:style>
    <style:style style:name="P44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45" style:family="paragraph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P46" style:family="paragraph">
      <style:paragraph-properties fo:text-align="center" style:writing-mode="rl-tb"/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47" style:family="paragraph"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48" style:family="paragraph"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49" style:family="paragraph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T1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2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style:font-name="Liberation Sans4" fo:font-size="54pt" style:font-size-asian="54pt" style:font-name-complex="Liberation Sans4" style:font-size-complex="54pt"/>
    </style:style>
    <style:style style:name="T8" style:family="text">
      <style:text-properties style:font-name="Liberation Sans4" fo:font-size="54pt" fo:font-weight="bold" style:font-size-asian="54pt" style:font-weight-asian="bold" style:font-name-complex="Liberation Sans4" style:font-size-complex="54pt" style:font-weight-complex="bold"/>
    </style:style>
    <style:style style:name="T9" style:family="text">
      <style:text-properties fo:color="#000099" style:font-name="Liberation Sans4" fo:font-size="40pt" style:font-size-asian="40pt" style:font-name-complex="Liberation Sans4" style:font-size-complex="40pt"/>
    </style:style>
    <style:style style:name="T10" style:family="text">
      <style:text-properties fo:color="#000099" style:font-name="Liberation Sans6" fo:font-size="40pt" style:font-name-asian="Liberation Sans6" style:font-size-asian="40pt" style:font-name-complex="Liberation Sans6" style:font-size-complex="40pt"/>
    </style:style>
    <style:style style:name="T11" style:family="text">
      <style:text-properties fo:color="#990066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2" style:family="text">
      <style:text-properties fo:color="#990066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3" style:family="text">
      <style:text-properties fo:color="#ff3333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4" style:family="text">
      <style:text-properties fo:color="#0099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5" style:family="text">
      <style:text-properties fo:color="#0099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6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7" style:family="text">
      <style:text-properties style:use-window-font-color="tru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8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9" style:family="text">
      <style:text-properties style:use-window-font-color="true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20" style:family="text">
      <style:text-properties style:use-window-font-color="true" style:text-position="-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21" style:family="text">
      <style:text-properties style:use-window-font-color="true" style:font-name="Times New Roman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22" style:family="text">
      <style:text-properties style:use-window-font-color="true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23" style:family="text">
      <style:text-properties style:use-window-font-color="true" style:font-name="Times New Roman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24" style:family="text">
      <style:text-properties fo:color="#000000" style:font-name="Times New Roman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25" style:family="text">
      <style:text-properties fo:color="#000000" style:text-position="-33% 58%" style:font-name="Times New Roman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26" style:family="text">
      <style:text-properties fo:color="#000000" style:font-name="Times New Roman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27" style:family="text">
      <style:text-properties fo:color="#000000" style:font-name="Liberation Sans4" fo:font-size="36pt" fo:font-style="normal" style:font-name-asian="Liberation Sans6" style:font-size-asian="36pt" style:font-style-asian="normal" style:font-name-complex="Liberation Sans4" style:font-size-complex="36pt" style:font-style-complex="normal"/>
    </style:style>
    <style:style style:name="T28" style:family="text">
      <style:text-properties fo:color="#0000ff" style:font-name="Liberation Sans4" fo:font-size="36pt" fo:font-style="normal" style:font-name-asian="Liberation Sans6" style:font-size-asian="36pt" style:font-style-asian="normal" style:font-name-complex="Liberation Sans4" style:font-size-complex="36pt" style:font-style-complex="normal"/>
    </style:style>
    <style:style style:name="T29" style:family="text">
      <style:text-properties fo:color="#0000ff" style:font-name="Liberation Sans4" fo:font-size="36pt" fo:font-style="normal" fo:font-weight="normal" style:font-name-asian="Liberation Sans6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0" style:family="text">
      <style:text-properties fo:color="#0000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1" style:family="text">
      <style:text-properties fo:color="#000099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32" style:family="text">
      <style:text-properties fo:color="#00cc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3" style:family="text">
      <style:text-properties fo:color="#000099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4" style:family="text">
      <style:text-properties fo:color="#000099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5" style:family="text">
      <style:text-properties fo:font-size="26pt"/>
    </style:style>
    <style:style style:name="T36" style:family="text">
      <style:text-properties fo:color="#0000ff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7" style:family="text">
      <style:text-properties fo:color="#0000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8" style:family="text">
      <style:text-properties fo:color="#0000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39" style:family="text">
      <style:text-properties fo:color="#00cc33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0" style:family="text">
      <style:text-properties fo:color="#00cc33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41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name-asian="David CLM1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30099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30099" style:text-outline="false" style:text-line-through-style="none" style:text-line-through-type="none" style:text-position="-8% 58%" style:font-name="Times New Roman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3333ff" style:font-name="Liberation Sans4" fo:font-size="36pt" style:font-name-asian="David CLM1" style:font-size-asian="36pt" style:font-name-complex="Liberation Sans4" style:font-size-complex="36pt"/>
    </style:style>
    <style:style style:name="T49" style:family="text">
      <style:text-properties style:font-name="Times New Roman" fo:font-size="36pt" style:font-name-asian="David CLM1" style:font-size-asian="36pt" style:font-name-complex="David CLM1" style:font-size-complex="36pt"/>
    </style:style>
    <style:style style:name="T50" style:family="text">
      <style:text-properties style:text-position="-26% 58%" style:font-name="Times New Roman" fo:font-size="36pt" style:font-name-asian="David CLM1" style:font-size-asian="36pt" style:font-name-complex="David CLM1" style:font-size-complex="36pt"/>
    </style:style>
    <style:style style:name="T51" style:family="text">
      <style:text-properties style:font-name="Times New Roman" fo:font-size="36pt" fo:font-style="italic" style:font-name-asian="David CLM1" style:font-size-asian="36pt" style:font-name-complex="David CLM1" style:font-size-complex="36pt" style:font-style-complex="italic"/>
    </style:style>
    <style:style style:name="T52" style:family="text">
      <style:text-properties style:font-name="Times New Roman" fo:font-size="36pt" fo:font-style="normal" style:font-name-asian="David CLM1" style:font-size-asian="36pt" style:font-style-asian="normal" style:font-name-complex="David CLM1" style:font-size-complex="36pt" style:font-style-complex="normal"/>
    </style:style>
    <style:style style:name="T53" style:family="text">
      <style:text-properties style:font-name="Times New Roman" fo:font-size="36pt" fo:font-style="normal" fo:font-weight="bold" style:font-name-asian="David CLM1" style:font-size-asian="36pt" style:font-style-asian="normal" style:font-weight-asian="bold" style:font-name-complex="David CLM1" style:font-size-complex="36pt" style:font-style-complex="normal" style:font-weight-complex="bold"/>
    </style:style>
    <style:style style:name="T54" style:family="text">
      <style:text-properties fo:color="#ff0000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5" style:family="text">
      <style:text-properties fo:color="#009900" style:font-name="Liberation Sans4" fo:font-size="36pt" fo:font-weight="bold" style:font-name-asian="David CLM1" style:font-size-asian="36pt" style:font-weight-asian="bold" style:font-name-complex="Liberation Sans4" style:font-size-complex="36pt" style:font-weight-complex="bold"/>
    </style:style>
    <style:style style:name="T56" style:family="text">
      <style:text-properties fo:color="#009900" style:font-name="Liberation Sans4" fo:font-size="36pt" style:font-name-asian="David CLM1" style:font-size-asian="36pt" style:font-name-complex="Liberation Sans4" style:font-size-complex="36pt"/>
    </style:style>
    <style:style style:name="T57" style:family="text">
      <style:text-properties fo:color="#009900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8" style:family="text">
      <style:text-properties fo:color="#009900" style:font-name="Liberation Sans4" fo:font-size="36pt" fo:font-style="italic" fo:font-weight="normal" style:font-name-asian="David CLM1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9" style:family="text">
      <style:text-properties style:use-window-font-color="true" style:font-name="Liberation Sans4" fo:font-size="36pt" fo:font-style="normal" fo:font-weight="bold" style:font-name-asian="David CLM1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60" style:family="text">
      <style:text-properties style:use-window-font-color="true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fo:background-color="transparent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3333ff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name-asian="David CLM1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use-window-font-color="true" style:font-name="Times New Roman" fo:font-size="36pt" fo:font-style="italic" fo:font-weight="normal" style:font-name-asian="David CLM1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fo:background-color="transparent" style:font-name-asian="David CLM1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28pt" fo:font-style="normal" fo:text-shadow="none" style:text-underline-style="none" fo:font-weight="normal" style:letter-kerning="true" fo:background-color="transparent" style:font-name-asian="David CLM1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99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font-name="Liberation Sans4" fo:font-size="48pt" style:font-size-asian="48pt" style:font-name-complex="Liberation Sans4" style:font-size-complex="48pt"/>
    </style:style>
    <style:style style:name="T76" style:family="text">
      <style:text-properties fo:color="#0000ff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7" style:family="text">
      <style:text-properties fo:color="#00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8" style:family="text">
      <style:text-properties fo:color="#0000ff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9" style:family="text">
      <style:text-properties fo:color="#0000ff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0" style:family="text">
      <style:text-properties fo:color="#00cc33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1" style:family="text">
      <style:text-properties style:use-window-font-color="true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82" style:family="text">
      <style:text-properties fo:color="#000099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83" style:family="text">
      <style:text-properties fo:color="#000099" style:font-name="Liberation Sans4" fo:font-size="28pt" fo:font-style="italic" style:font-size-asian="28pt" style:font-style-asian="italic" style:font-name-complex="Liberation Sans4" style:font-size-complex="28pt" style:font-style-complex="italic"/>
    </style:style>
    <style:style style:name="T84" style:family="text">
      <style:text-properties fo:color="#000099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5" style:family="text">
      <style:text-properties fo:color="#000099" style:font-name="Liberation Sans4" fo:font-size="24pt" fo:font-style="normal" style:font-size-asian="24pt" style:font-style-asian="normal" style:font-name-complex="Liberation Sans4" style:font-size-complex="24pt" style:font-style-complex="normal"/>
    </style:style>
    <style:style style:name="T86" style:family="text">
      <style:text-properties fo:color="#000099" style:font-name="Liberation Sans4" fo:font-size="24pt" fo:font-style="italic" style:font-size-asian="24pt" style:font-style-asian="italic" style:font-name-complex="Liberation Sans4" style:font-size-complex="24pt" style:font-style-complex="italic"/>
    </style:style>
    <style:style style:name="T87" style:family="text">
      <style:text-properties fo:color="#000099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88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89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90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91" style:family="text">
      <style:text-properties fo:font-size="32pt" style:font-size-asian="32pt" style:font-size-complex="32pt"/>
    </style:style>
    <style:style style:name="T92" style:family="text">
      <style:text-properties fo:font-size="32pt" fo:font-weight="normal" style:font-size-asian="32pt" style:font-weight-asian="normal" style:font-size-complex="32pt" style:font-weight-complex="normal"/>
    </style:style>
    <style:style style:name="T93" style:family="text">
      <style:text-properties fo:font-size="32pt" fo:font-weight="bold" style:font-size-asian="32pt" style:font-weight-asian="bold" style:font-size-complex="32pt" style:font-weight-complex="bold"/>
    </style:style>
    <style:style style:name="T94" style:family="text">
      <style:text-properties fo:font-size="30pt" style:font-size-asian="30pt" style:font-size-complex="30pt"/>
    </style:style>
    <style:style style:name="T95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96" style:family="text">
      <style:text-properties fo:color="#0000ff" fo:font-size="36pt" style:font-size-asian="36pt" style:font-size-complex="36pt"/>
    </style:style>
    <style:style style:name="T97" style:family="text">
      <style:text-properties fo:color="#009900" fo:font-size="36pt" style:font-size-asian="36pt" style:font-size-complex="36pt"/>
    </style:style>
    <style:style style:name="T98" style:family="text">
      <style:text-properties fo:color="#990066" fo:font-size="36pt" style:font-size-asian="36pt" style:font-size-complex="36pt"/>
    </style:style>
    <style:style style:name="T99" style:family="text">
      <style:text-properties fo:font-size="36pt" style:font-size-asian="36pt" style:font-size-complex="36pt"/>
    </style:style>
    <style:style style:name="T100" style:family="text">
      <style:text-properties fo:color="#ff0000" fo:font-size="36pt" style:font-size-asian="36pt" style:font-size-complex="36pt"/>
    </style:style>
    <style:style style:name="T101" style:family="text">
      <style:text-properties fo:color="#000099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02" style:family="text">
      <style:text-properties fo:color="#000099" style:font-name="Liberation Sans4" fo:font-size="36pt" style:font-size-asian="36pt" style:font-name-complex="Liberation Sans4" style:font-size-complex="36pt"/>
    </style:style>
    <style:style style:name="T103" style:family="text">
      <style:text-properties fo:color="#000099" style:font-name="Liberation Sans4" fo:font-size="36pt" style:font-name-asian="Liberation Sans6" style:font-size-asian="36pt" style:font-name-complex="Liberation Sans4" style:font-size-complex="36pt"/>
    </style:style>
    <style:style style:name="T104" style:family="text">
      <style:text-properties fo:color="#000099" style:font-name="Liberation Sans4" fo:font-size="22pt" style:font-name-asian="Liberation Sans6" style:font-size-asian="22pt" style:font-name-complex="Liberation Sans4" style:font-size-complex="22pt"/>
    </style:style>
    <style:style style:name="T105" style:family="text">
      <style:text-properties fo:color="#006600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06" style:family="text">
      <style:text-properties fo:color="#006600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07" style:family="text">
      <style:text-properties fo:color="#006600" style:font-name="Liberation Sans4" fo:font-size="36pt" style:font-name-asian="Liberation Sans6" style:font-size-asian="36pt" style:font-name-complex="Liberation Sans4" style:font-size-complex="36pt"/>
    </style:style>
    <style:style style:name="T108" style:family="text">
      <style:text-properties fo:color="#006600" style:font-name="Liberation Sans4" fo:font-size="22pt" style:font-name-asian="Liberation Sans6" style:font-size-asian="22pt" style:font-name-complex="Liberation Sans4" style:font-size-complex="22pt"/>
    </style:style>
    <style:style style:name="T109" style:family="text">
      <style:text-properties fo:color="#77216f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10" style:family="text">
      <style:text-properties fo:color="#77216f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11" style:family="text">
      <style:text-properties fo:color="#77216f" style:font-name="Liberation Sans4" fo:font-size="36pt" style:font-name-asian="Liberation Sans6" style:font-size-asian="36pt" style:font-name-complex="Liberation Sans4" style:font-size-complex="36pt"/>
    </style:style>
    <style:style style:name="T112" style:family="text">
      <style:text-properties fo:color="#77216f" style:font-name="Liberation Sans4" fo:font-size="22pt" style:font-name-asian="Liberation Sans6" style:font-size-asian="22pt" style:font-name-complex="Liberation Sans4" style:font-size-complex="22pt"/>
    </style:style>
    <style:style style:name="T113" style:family="text">
      <style:text-properties fo:color="#ff0000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14" style:family="text">
      <style:text-properties fo:color="#ff0000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15" style:family="text">
      <style:text-properties fo:color="#ff0000" style:font-name="Liberation Sans4" fo:font-size="36pt" style:font-name-asian="Liberation Sans6" style:font-size-asian="36pt" style:font-name-complex="Liberation Sans4" style:font-size-complex="36pt"/>
    </style:style>
    <style:style style:name="T116" style:family="text">
      <style:text-properties fo:color="#ff0000" style:font-name="Liberation Sans4" fo:font-size="24pt" style:font-name-asian="Liberation Sans6" style:font-size-asian="24pt" style:font-name-complex="Liberation Sans4" style:font-size-complex="24pt"/>
    </style:style>
    <style:style style:name="T117" style:family="text">
      <style:text-properties fo:color="#ff0000" style:font-name="Liberation Sans4" fo:font-size="22pt" style:font-name-asian="Liberation Sans6" style:font-size-asian="22pt" style:font-name-complex="Liberation Sans4" style:font-size-complex="22pt"/>
    </style:style>
    <style:style style:name="T118" style:family="text">
      <style:text-properties fo:font-size="36pt" fo:font-weight="bold" style:font-size-asian="36pt" style:font-weight-asian="bold" style:font-size-complex="36pt" style:font-weight-complex="bold"/>
    </style:style>
    <style:style style:name="T119" style:family="text">
      <style:text-properties style:font-name="Liberation Sans4" style:font-name-complex="Liberation Sans4"/>
    </style:style>
    <style:style style:name="T120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121" style:family="text"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22" style:family="text"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23" style:family="text">
      <style:text-properties style:font-name="Liberation Sans4" fo:font-size="32pt" style:font-size-asian="32pt" style:font-name-complex="Liberation Sans4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</text:span><text:span text:style-name="T1">ל</text:span><text:span text:style-name="T1">ו</text:span><text:span text:style-name="T1">ק</text:span><text:span text:style-name="T1">ה</text:span><text:span text:style-name="T1"> </text:span><text:span text:style-name="T1">ה</text:span><text:span text:style-name="T1">ו</text:span><text:span text:style-name="T1">ג</text:span><text:span text:style-name="T1">נ</text:span><text:span text:style-name="T1">ת</text:span><text:span text:style-name="T1"> </text:span><text:span text:style-name="T1">ש</text:span><text:span text:style-name="T1">ל </text:span><text:span text:style-name="T1">ש</text:span><text:span text:style-name="T1">כ</text:span><text:span text:style-name="T1">ר </text:span><text:span text:style-name="T1">ד</text:span><text:span text:style-name="T1">י</text:span><text:span text:style-name="T1">ר</text:span><text:span text:style-name="T1">ה</text:span><text:span text:style-name="T2"><text:line-break/></text:span><text:span text:style-name="T2">F</text:span><text:span text:style-name="T2">a</text:span><text:span text:style-name="T2">i</text:span><text:span text:style-name="T2">r </text:span><text:span text:style-name="T2">R</text:span><text:span text:style-name="T2">e</text:span><text:span text:style-name="T2">n</text:span><text:span text:style-name="T2">t </text:span><text:span text:style-name="T2">D</text:span><text:span text:style-name="T2">i</text:span><text:span text:style-name="T2">v</text:span><text:span text:style-name="T2">i</text:span><text:span text:style-name="T2">s</text:span><text:span text:style-name="T2">i</text:span><text:span text:style-name="T2">o</text:span><text:span text:style-name="T2">n</text:span><text:span text:style-name="T3"><text:line-break/></text:span><text:span text:style-name="T3"><text:line-break/></text:span><text:span text:style-name="T4">א</text:span><text:span text:style-name="T4">ר</text:span><text:span text:style-name="T4">א</text:span><text:span text:style-name="T4">ל </text:span><text:span text:style-name="T4">ס</text:span><text:span text:style-name="T4">ג</text:span><text:span text:style-name="T4">ל-</text:span><text:span text:style-name="T4">ה</text:span><text:span text:style-name="T4">לו</text:span><text:span text:style-name="T4">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ח</text:span><text:span text:style-name="T7">ל</text:span><text:span text:style-name="T7">ו</text:span><text:span text:style-name="T7">ק</text:span><text:span text:style-name="T7">ת</text:span><text:span text:style-name="T7"> </text:span><text:span text:style-name="T7">ש</text:span><text:span text:style-name="T7">כ</text:span><text:span text:style-name="T7">ר </text:span><text:span text:style-name="T7">ד</text:span><text:span text:style-name="T7">י</text:span><text:span text:style-name="T7">ר</text:span><text:span text:style-name="T7">ה</text:span><text:span text:style-name="T7">: </text:span><text:span text:style-name="T7">מ</text:span><text:span text:style-name="T7">ו</text:span><text:span text:style-name="T7">ד</text:span><text:span text:style-name="T7">ל </text:span><text:span text:style-name="T8">ק</text:span><text:span text:style-name="T8">ר</text:span><text:span text:style-name="T8">ד</text:span><text:span text:style-name="T8">י</text:span><text:span text:style-name="T8">נ</text:span><text:span text:style-name="T8">ל</text:span><text:span text:style-name="T8">י</text:span></text:p>
          </draw:text-box>
        </draw:frame>
        <draw:frame presentation:style-name="pr4" draw:text-style-name="P11" draw:layer="layout" svg:width="27.432cm" svg:height="17.697cm" svg:x="0.254cm" svg:y="3.048cm" presentation:class="outline" presentation:user-transformed="true">
          <draw:text-box>
            <text:p xml:id="id1" text:id="id1" text:style-name="P10"><text:span text:style-name="T9">הנחות:</text:span></text:p>
            <text:list text:style-name="L2">
              <text:list-item>
                <text:p xml:id="id2" text:id="id2" text:style-name="P10"><text:span text:style-name="T9">"חדרים סבירים" - כל דייר מייחס ערך כספי לכל חדר, סכום הערכים </text:span><text:span text:style-name="T10">≥</text:span><text:span text:style-name="T9"> מחיר הדירה.</text:span></text:p>
              </text:list-item>
              <text:list-item>
                <text:p xml:id="id3" text:id="id3" text:style-name="P10"><text:span text:style-name="T9">"קוואזי-ליניאריות" - התועלת של דייר שמקבל חדר = ערך החדר פחות המחיר שלו.</text:span></text:p>
              </text:list-item>
              <text:list-item>
                <text:p xml:id="id4" text:id="id4" text:style-name="P10"><text:span text:style-name="T11">הנחת “הדיירים העניים” בדרך-כלל </text:span><text:span text:style-name="T12">לא</text:span><text:span text:style-name="T11"> מתקיימת: </text:span><text:span text:style-name="T13">אם <text:s/>חדר א = </text:span><text:span text:style-name="T13">100</text:span><text:span text:style-name="T13"> <text:s text:c="2"/>וחדר ב = </text:span><text:span text:style-name="T13">50</text:span><text:span text:style-name="T13">, </text:span><text:span text:style-name="T13"><text:line-break/></text:span><text:span text:style-name="T13">נעדיף חדר א במחיר </text:span><text:span text:style-name="T13">5</text:span><text:span text:style-name="T13"> <text:s text:c="4"/>מחדר ב בחינ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ח</text:span><text:span text:style-name="T7">ל</text:span><text:span text:style-name="T7">ו</text:span><text:span text:style-name="T7">ק</text:span><text:span text:style-name="T7">ת</text:span><text:span text:style-name="T7"> </text:span><text:span text:style-name="T7">ש</text:span><text:span text:style-name="T7">כ</text:span><text:span text:style-name="T7">ר </text:span><text:span text:style-name="T7">ד</text:span><text:span text:style-name="T7">י</text:span><text:span text:style-name="T7">ר</text:span><text:span text:style-name="T7">ה</text:span><text:span text:style-name="T7">: </text:span><text:span text:style-name="T7">ס</text:span><text:span text:style-name="T7">כ</text:span><text:span text:style-name="T7">ו</text:span><text:span text:style-name="T7">ם</text:span><text:span text:style-name="T7"> </text:span><text:span text:style-name="T7">ה</text:span><text:span text:style-name="T7">ע</text:span><text:span text:style-name="T7">ר</text:span><text:span text:style-name="T7">כ</text:span><text:span text:style-name="T7">י</text:span><text:span text:style-name="T7">ם</text:span></text:p>
          </draw:text-box>
        </draw:frame>
        <draw:frame presentation:style-name="pr4" draw:text-style-name="P13" draw:layer="layout" svg:width="27.432cm" svg:height="18.205cm" svg:x="0.254cm" svg:y="2.115cm" presentation:class="outline" presentation:user-transformed="true">
          <draw:text-box>
            <text:p text:style-name="P10"><text:span text:style-name="T14">משפט</text:span><text:span text:style-name="T15">: </text:span><text:span text:style-name="T16">בכל</text:span><text:span text:style-name="T15"> השמה ללא קנאה, סכום הערכים של הדיירים בחדרים שהם גרים בהם הוא מקסימלי.</text:span></text:p>
            <text:p text:style-name="P10"><text:span text:style-name="T17">הוכחה</text:span><text:span text:style-name="T18">: תהי </text:span><text:span text:style-name="T19">X</text:span><text:span text:style-name="T18"> השמת-חדרים ללא קנאה.</text:span><text:span text:style-name="T18"><text:line-break/></text:span><text:span text:style-name="T18">תהי </text:span><text:span text:style-name="T19">Y</text:span><text:span text:style-name="T18"> השמה אחרת כלשהי. לפי הגדרת קנאה, לכל </text:span><text:span text:style-name="T19">i</text:span><text:span text:style-name="T18">:</text:span></text:p>
            <text:p text:style-name="P1"><text:span text:style-name="T19">V</text:span><text:span text:style-name="T20">i</text:span><text:span text:style-name="T19">(X</text:span><text:span text:style-name="T20">i</text:span><text:span text:style-name="T19">) – P(X</text:span><text:span text:style-name="T20">i</text:span><text:span text:style-name="T19">) </text:span><text:span text:style-name="T21">≥</text:span><text:span text:style-name="T19"> V</text:span><text:span text:style-name="T20">i</text:span><text:span text:style-name="T19">(Y</text:span><text:span text:style-name="T20">i</text:span><text:span text:style-name="T19">) – P(Y</text:span><text:span text:style-name="T20">i</text:span><text:span text:style-name="T19">)</text:span></text:p>
            <text:p text:style-name="P10"><text:span text:style-name="T18">נסכום על כל הדיירים, </text:span><text:span text:style-name="T19">i</text:span><text:span text:style-name="T18"> בין </text:span><text:span text:style-name="T22">1</text:span><text:span text:style-name="T18"> ל-</text:span><text:span text:style-name="T19">n</text:span><text:span text:style-name="T18">:</text:span></text:p>
            <text:p text:style-name="P1"><text:span text:style-name="T23">∑</text:span><text:span text:style-name="T23">(</text:span><text:span text:style-name="T24">V</text:span><text:span text:style-name="T25">i</text:span><text:span text:style-name="T24">(X</text:span><text:span text:style-name="T25">i</text:span><text:span text:style-name="T24">) – P(X</text:span><text:span text:style-name="T25">i</text:span><text:span text:style-name="T24">)) </text:span><text:span text:style-name="T26">≥</text:span><text:span text:style-name="T24"> ∑(V</text:span><text:span text:style-name="T25">i</text:span><text:span text:style-name="T24">(Y</text:span><text:span text:style-name="T25">i</text:span><text:span text:style-name="T24">) – P(Y</text:span><text:span text:style-name="T25">i</text:span><text:span text:style-name="T24">))</text:span></text:p>
            <text:p text:style-name="P1"><text:span text:style-name="T24">∑</text:span><text:span text:style-name="T24">V</text:span><text:span text:style-name="T25">i</text:span><text:span text:style-name="T24">(X</text:span><text:span text:style-name="T25">i</text:span><text:span text:style-name="T24">) – ∑P(X</text:span><text:span text:style-name="T25">i</text:span><text:span text:style-name="T24">) </text:span><text:span text:style-name="T26">≥</text:span><text:span text:style-name="T24"> ∑V</text:span><text:span text:style-name="T25">i</text:span><text:span text:style-name="T24">(Y</text:span><text:span text:style-name="T25">i</text:span><text:span text:style-name="T24">) – ∑P(Y</text:span><text:span text:style-name="T25">i</text:span><text:span text:style-name="T24">)</text:span></text:p>
            <text:p text:style-name="P10"><text:span text:style-name="T27">בשני הצדדים, סכום המחירים שווה למחיר הדירה:</text:span></text:p>
            <text:p text:style-name="P1"><text:span text:style-name="T24">∑</text:span><text:span text:style-name="T24">V</text:span><text:span text:style-name="T25">i</text:span><text:span text:style-name="T24">(X</text:span><text:span text:style-name="T25">i</text:span><text:span text:style-name="T24">) </text:span><text:span text:style-name="T26">≥</text:span><text:span text:style-name="T24"> ∑V</text:span><text:span text:style-name="T25">i</text:span><text:span text:style-name="T24">(Y</text:span><text:span text:style-name="T25">i</text:span><text:span text:style-name="T24">) 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מ</text:span><text:span text:style-name="T7">י</text:span><text:span text:style-name="T7">ק</text:span><text:span text:style-name="T7">ס</text:span><text:span text:style-name="T7">ו</text:span><text:span text:style-name="T7">ם</text:span><text:span text:style-name="T7"> </text:span><text:span text:style-name="T7">ס</text:span><text:span text:style-name="T7">כ</text:span><text:span text:style-name="T7">ו</text:span><text:span text:style-name="T7">ם</text:span><text:span text:style-name="T7"> </text:span><text:span text:style-name="T7">ה</text:span><text:span text:style-name="T7">ע</text:span><text:span text:style-name="T7">ר</text:span><text:span text:style-name="T7">כ</text:span><text:span text:style-name="T7">י</text:span><text:span text:style-name="T7">ם</text:span></text:p>
          </draw:text-box>
        </draw:frame>
        <draw:frame presentation:style-name="pr4" draw:text-style-name="P14" draw:layer="layout" svg:width="27.432cm" svg:height="18.205cm" svg:x="0.254cm" svg:y="2.54cm" presentation:class="outline" presentation:user-transformed="true">
          <draw:text-box>
            <text:p text:style-name="P10"><text:span text:style-name="T14">משפט</text:span><text:span text:style-name="T15">: </text:span><text:span text:style-name="T16">בכל</text:span><text:span text:style-name="T15"> השמה ללא קנאה, סכום הערכים של הדיירים בחדרים שהם גרים בהם הוא מקסימלי.</text:span></text:p>
            <text:p text:style-name="P10"><text:span text:style-name="T28">מסקנות:</text:span></text:p>
            <text:list text:style-name="L3">
              <text:list-item>
                <text:p text:style-name="P10"><text:span text:style-name="T29">כל השמת-חדרים ללא קנאה היא יעילה פארטו.</text:span></text:p>
              </text:list-item>
              <text:list-item>
                <text:p text:style-name="P10"><text:span text:style-name="T30">כדי למצוא חלוקת שכ"ד ללא קנאה, צריך אלגוריתם ל</text:span><text:span text:style-name="T31">השמה ממקסמת-סכום-ערכים</text:span><text:span text:style-name="T30">.</text:span></text:p>
              </text:list-item>
            </text:list>
            <text:p text:style-name="P10"><text:span text:style-name="T32">בעיית מיקסום סכום הערכים ידועה בשמות שונים:</text:span></text:p>
            <text:list text:style-name="L1">
              <text:list-item>
                <text:p text:style-name="P10"><text:span text:style-name="T32">בעיית ההשמה – </text:span><text:span text:style-name="T32">Assignment problem</text:span></text:p>
              </text:list-item>
              <text:list-item>
                <text:p text:style-name="P10"><text:span text:style-name="T32">שידוך עם משקל מקסימלי – </text:span><text:span text:style-name="T32"><text:line-break/></text:span><text:span text:style-name="T32">Maximum-weight matching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</text:span><text:span text:style-name="T7">י</text:span><text:span text:style-name="T7">ד</text:span><text:span text:style-name="T7">ו</text:span><text:span text:style-name="T7">ך </text:span><text:span text:style-name="T7">ע</text:span><text:span text:style-name="T7">ם</text:span><text:span text:style-name="T7"> </text:span><text:span text:style-name="T7">מ</text:span><text:span text:style-name="T7">ש</text:span><text:span text:style-name="T7">ק</text:span><text:span text:style-name="T7">ל </text:span><text:span text:style-name="T7">מ</text:span><text:span text:style-name="T7">ק</text:span><text:span text:style-name="T7">ס</text:span><text:span text:style-name="T7">י</text:span><text:span text:style-name="T7">מ</text:span><text:span text:style-name="T7">ל</text:span><text:span text:style-name="T7">י</text:span></text:p>
          </draw:text-box>
        </draw:frame>
        <draw:frame presentation:style-name="pr4" draw:text-style-name="P15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0"><text:span text:style-name="T33">הקלט</text:span><text:span text:style-name="T34">: גרף דו-צדדי עם משקלים על הקשתות:</text:span></text:p>
              </text:list-item>
            </text:list>
          </draw:text-box>
        </draw:frame>
        <draw:custom-shape draw:style-name="gr5" draw:text-style-name="P16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8" draw:layer="layout" svg:x1="19.05cm" svg:y1="10.922cm" svg:x2="9.144cm" svg:y2="10.922cm">
          <text:p/>
        </draw:line>
        <draw:line draw:style-name="gr7" draw:text-style-name="P18" draw:layer="layout" svg:x1="19.05cm" svg:y1="11.43cm" svg:x2="9.144cm" svg:y2="14.478cm">
          <text:p/>
        </draw:line>
        <draw:line draw:style-name="gr7" draw:text-style-name="P18" draw:layer="layout" svg:x1="19.304cm" svg:y1="11.938cm" svg:x2="9.144cm" svg:y2="17.78cm">
          <text:p/>
        </draw:line>
        <draw:line draw:style-name="gr7" draw:text-style-name="P18" draw:layer="layout" svg:x1="19.05cm" svg:y1="14.732cm" svg:x2="9.144cm" svg:y2="11.43cm">
          <text:p/>
        </draw:line>
        <draw:line draw:style-name="gr7" draw:text-style-name="P18" draw:layer="layout" svg:x1="19.05cm" svg:y1="14.986cm" svg:x2="9.144cm" svg:y2="14.986cm">
          <text:p/>
        </draw:line>
        <draw:line draw:style-name="gr7" draw:text-style-name="P18" draw:layer="layout" svg:x1="19.05cm" svg:y1="15.24cm" svg:x2="9.144cm" svg:y2="18.542cm">
          <text:p/>
        </draw:line>
        <draw:line draw:style-name="gr7" draw:text-style-name="P18" draw:layer="layout" svg:x1="19.05cm" svg:y1="18.542cm" svg:x2="9.144cm" svg:y2="18.796cm">
          <text:p/>
        </draw:line>
        <draw:line draw:style-name="gr7" draw:text-style-name="P18" draw:layer="layout" svg:x1="19.05cm" svg:y1="18.034cm" svg:x2="9.144cm" svg:y2="15.24cm">
          <text:p/>
        </draw:line>
        <draw:line draw:style-name="gr7" draw:text-style-name="P18" draw:layer="layout" svg:x1="19.304cm" svg:y1="17.526cm" svg:x2="8.89cm" svg:y2="11.938cm">
          <text:p/>
        </draw:line>
        <draw:frame draw:style-name="gr8" draw:text-style-name="P19" draw:layer="layout" svg:width="1.526cm" svg:height="1.276cm" svg:x="17.78cm" svg:y="10.154cm">
          <draw:text-box>
            <text:p><text:span text:style-name="T35">25</text:span></text:p>
          </draw:text-box>
        </draw:frame>
        <draw:frame draw:style-name="gr8" draw:text-style-name="P19" draw:layer="layout" svg:width="1.526cm" svg:height="1.276cm" svg:x="16.941cm" svg:y="11.212cm">
          <draw:text-box>
            <text:p><text:span text:style-name="T35">40</text:span></text:p>
          </draw:text-box>
        </draw:frame>
        <draw:frame draw:style-name="gr8" draw:text-style-name="P19" draw:layer="layout" svg:width="1.526cm" svg:height="1.276cm" svg:x="17.782cm" svg:y="11.932cm">
          <draw:text-box>
            <text:p><text:span text:style-name="T35">35</text:span></text:p>
          </draw:text-box>
        </draw:frame>
        <draw:frame draw:style-name="gr8" draw:text-style-name="P19" draw:layer="layout" svg:width="1.526cm" svg:height="1.276cm" svg:x="17.272cm" svg:y="13.71cm">
          <draw:text-box>
            <text:p><text:span text:style-name="T35">40</text:span></text:p>
          </draw:text-box>
        </draw:frame>
        <draw:frame draw:style-name="gr8" draw:text-style-name="P19" draw:layer="layout" svg:width="1.526cm" svg:height="1.276cm" svg:x="16.004cm" svg:y="14.224cm">
          <draw:text-box>
            <text:p><text:span text:style-name="T35">60</text:span></text:p>
          </draw:text-box>
        </draw:frame>
        <draw:frame draw:style-name="gr8" draw:text-style-name="P19" draw:layer="layout" svg:width="1.526cm" svg:height="1.276cm" svg:x="17.274cm" svg:y="14.986cm">
          <draw:text-box>
            <text:p><text:span text:style-name="T35">35</text:span></text:p>
          </draw:text-box>
        </draw:frame>
        <draw:frame draw:style-name="gr8" draw:text-style-name="P19" draw:layer="layout" svg:width="1.526cm" svg:height="1.276cm" svg:x="17.78cm" svg:y="16.256cm">
          <draw:text-box>
            <text:p><text:span text:style-name="T35">20</text:span></text:p>
          </draw:text-box>
        </draw:frame>
        <draw:frame draw:style-name="gr8" draw:text-style-name="P19" draw:layer="layout" svg:width="1.526cm" svg:height="1.276cm" svg:x="16.256cm" svg:y="17.018cm">
          <draw:text-box>
            <text:p><text:span text:style-name="T35">40</text:span></text:p>
          </draw:text-box>
        </draw:frame>
        <draw:frame draw:style-name="gr8" draw:text-style-name="P19" draw:layer="layout" svg:width="1.526cm" svg:height="1.276cm" svg:x="17.526cm" svg:y="18.034cm">
          <draw:text-box>
            <text:p><text:span text:style-name="T35">25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</text:span><text:span text:style-name="T7">י</text:span><text:span text:style-name="T7">ד</text:span><text:span text:style-name="T7">ו</text:span><text:span text:style-name="T7">ך </text:span><text:span text:style-name="T7">ע</text:span><text:span text:style-name="T7">ם</text:span><text:span text:style-name="T7"> </text:span><text:span text:style-name="T7">מ</text:span><text:span text:style-name="T7">ש</text:span><text:span text:style-name="T7">ק</text:span><text:span text:style-name="T7">ל </text:span><text:span text:style-name="T7">מ</text:span><text:span text:style-name="T7">ק</text:span><text:span text:style-name="T7">ס</text:span><text:span text:style-name="T7">י</text:span><text:span text:style-name="T7">מ</text:span><text:span text:style-name="T7">ל</text:span><text:span text:style-name="T7">י</text:span></text:p>
          </draw:text-box>
        </draw:frame>
        <draw:frame presentation:style-name="pr4" draw:text-style-name="P15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0"><text:span text:style-name="T36">הפלט</text:span><text:span text:style-name="T37">: שידוך מושלם שמשקלו גדול ביותר:</text:span></text:p>
              </text:list-item>
            </text:list>
          </draw:text-box>
        </draw:frame>
        <draw:custom-shape draw:style-name="gr5" draw:text-style-name="P16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8" draw:layer="layout" svg:x1="19.05cm" svg:y1="10.922cm" svg:x2="9.144cm" svg:y2="10.922cm">
          <text:p/>
        </draw:line>
        <draw:line draw:style-name="gr7" draw:text-style-name="P18" draw:layer="layout" svg:x1="19.05cm" svg:y1="11.43cm" svg:x2="9.144cm" svg:y2="14.478cm">
          <text:p/>
        </draw:line>
        <draw:line draw:style-name="gr9" draw:text-style-name="P18" draw:layer="layout" svg:x1="19.304cm" svg:y1="11.938cm" svg:x2="9.144cm" svg:y2="17.78cm">
          <text:p/>
        </draw:line>
        <draw:line draw:style-name="gr7" draw:text-style-name="P18" draw:layer="layout" svg:x1="19.05cm" svg:y1="14.732cm" svg:x2="9.144cm" svg:y2="11.43cm">
          <text:p/>
        </draw:line>
        <draw:line draw:style-name="gr9" draw:text-style-name="P18" draw:layer="layout" svg:x1="19.05cm" svg:y1="14.986cm" svg:x2="9.144cm" svg:y2="14.986cm">
          <text:p/>
        </draw:line>
        <draw:line draw:style-name="gr7" draw:text-style-name="P18" draw:layer="layout" svg:x1="19.05cm" svg:y1="15.24cm" svg:x2="9.144cm" svg:y2="18.542cm">
          <text:p/>
        </draw:line>
        <draw:line draw:style-name="gr7" draw:text-style-name="P18" draw:layer="layout" svg:x1="19.05cm" svg:y1="18.542cm" svg:x2="9.144cm" svg:y2="18.796cm">
          <text:p/>
        </draw:line>
        <draw:line draw:style-name="gr7" draw:text-style-name="P18" draw:layer="layout" svg:x1="19.05cm" svg:y1="18.034cm" svg:x2="9.144cm" svg:y2="15.24cm">
          <text:p/>
        </draw:line>
        <draw:line draw:style-name="gr9" draw:text-style-name="P18" draw:layer="layout" svg:x1="19.304cm" svg:y1="17.526cm" svg:x2="8.89cm" svg:y2="11.938cm">
          <text:p/>
        </draw:line>
        <draw:frame draw:style-name="gr8" draw:text-style-name="P19" draw:layer="layout" svg:width="1.526cm" svg:height="1.276cm" svg:x="17.78cm" svg:y="10.154cm">
          <draw:text-box>
            <text:p><text:span text:style-name="T35">25</text:span></text:p>
          </draw:text-box>
        </draw:frame>
        <draw:frame draw:style-name="gr8" draw:text-style-name="P19" draw:layer="layout" svg:width="1.526cm" svg:height="1.276cm" svg:x="16.941cm" svg:y="11.212cm">
          <draw:text-box>
            <text:p><text:span text:style-name="T35">40</text:span></text:p>
          </draw:text-box>
        </draw:frame>
        <draw:frame draw:style-name="gr8" draw:text-style-name="P19" draw:layer="layout" svg:width="1.526cm" svg:height="1.276cm" svg:x="17.782cm" svg:y="11.932cm">
          <draw:text-box>
            <text:p><text:span text:style-name="T35">35</text:span></text:p>
          </draw:text-box>
        </draw:frame>
        <draw:frame draw:style-name="gr8" draw:text-style-name="P19" draw:layer="layout" svg:width="1.526cm" svg:height="1.276cm" svg:x="17.272cm" svg:y="13.71cm">
          <draw:text-box>
            <text:p><text:span text:style-name="T35">40</text:span></text:p>
          </draw:text-box>
        </draw:frame>
        <draw:frame draw:style-name="gr8" draw:text-style-name="P19" draw:layer="layout" svg:width="1.526cm" svg:height="1.276cm" svg:x="16.004cm" svg:y="14.224cm">
          <draw:text-box>
            <text:p><text:span text:style-name="T35">60</text:span></text:p>
          </draw:text-box>
        </draw:frame>
        <draw:frame draw:style-name="gr8" draw:text-style-name="P19" draw:layer="layout" svg:width="1.526cm" svg:height="1.276cm" svg:x="17.274cm" svg:y="14.986cm">
          <draw:text-box>
            <text:p><text:span text:style-name="T35">35</text:span></text:p>
          </draw:text-box>
        </draw:frame>
        <draw:frame draw:style-name="gr8" draw:text-style-name="P19" draw:layer="layout" svg:width="1.526cm" svg:height="1.276cm" svg:x="17.78cm" svg:y="16.256cm">
          <draw:text-box>
            <text:p><text:span text:style-name="T35">20</text:span></text:p>
          </draw:text-box>
        </draw:frame>
        <draw:frame draw:style-name="gr8" draw:text-style-name="P19" draw:layer="layout" svg:width="1.526cm" svg:height="1.276cm" svg:x="16.256cm" svg:y="17.018cm">
          <draw:text-box>
            <text:p><text:span text:style-name="T35">40</text:span></text:p>
          </draw:text-box>
        </draw:frame>
        <draw:frame draw:style-name="gr8" draw:text-style-name="P19" draw:layer="layout" svg:width="1.526cm" svg:height="1.276cm" svg:x="17.526cm" svg:y="18.034cm">
          <draw:text-box>
            <text:p><text:span text:style-name="T35">25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</text:span><text:span text:style-name="T7">י</text:span><text:span text:style-name="T7">ד</text:span><text:span text:style-name="T7">ו</text:span><text:span text:style-name="T7">ך </text:span><text:span text:style-name="T7">ע</text:span><text:span text:style-name="T7">ם</text:span><text:span text:style-name="T7"> </text:span><text:span text:style-name="T7">מ</text:span><text:span text:style-name="T7">ש</text:span><text:span text:style-name="T7">ק</text:span><text:span text:style-name="T7">ל </text:span><text:span text:style-name="T7">מ</text:span><text:span text:style-name="T7">ק</text:span><text:span text:style-name="T7">ס</text:span><text:span text:style-name="T7">י</text:span><text:span text:style-name="T7">מ</text:span><text:span text:style-name="T7">ל</text:span><text:span text:style-name="T7">י</text:span></text:p>
          </draw:text-box>
        </draw:frame>
        <draw:frame presentation:style-name="pr4" draw:text-style-name="P22" draw:layer="layout" svg:width="28.002cm" svg:height="14.986cm" svg:x="0cm" svg:y="4.064cm" presentation:class="outline" presentation:user-transformed="true">
          <draw:text-box>
            <text:list text:style-name="L2">
              <text:list-item>
                <text:p text:style-name="P10"><text:span text:style-name="T37">מספר השידוכים האפשריים: המון </text:span><text:span text:style-name="T38">(כמה?)</text:span><text:span text:style-name="T37">.</text:span></text:p>
              </text:list-item>
              <text:list-item>
                <text:p text:style-name="P10"><text:span text:style-name="T37">יש הרבה אלגוריתמים יעילים לפתרון הבעיה.</text:span></text:p>
              </text:list-item>
              <text:list-item>
                <text:p text:style-name="P10"><text:span text:style-name="T39">אנחנו נראה איך להפוך אותה ל</text:span><text:span text:style-name="T40">בעיית אופטימיזציה</text:span><text:span text:style-name="T39"> שאפשר לפתור ב </text:span><text:span text:style-name="T39">Mathematica</text:span><text:span text:style-name="T39">.</text:span></text:p>
              </text:list-item>
              <text:list-item>
                <text:p text:style-name="P20"><text:span text:style-name="T41">לכל </text:span><text:span text:style-name="T42">קשת </text:span><text:span text:style-name="T41">בגרף</text:span><text:span text:style-name="T43"> </text:span><text:span text:style-name="T41">(בין </text:span><text:span text:style-name="T43"><text:s/></text:span><text:span text:style-name="T41">i</text:span><text:span text:style-name="T41"> ל</text:span><text:span text:style-name="T43"> </text:span><text:span text:style-name="T41">j</text:span><text:span text:style-name="T41">), יהיה </text:span><text:span text:style-name="T42">משתנה</text:span><text:span text:style-name="T44"> </text:span><text:span text:style-name="T45">x[i,j]</text:span><text:span text:style-name="T41">: </text:span><text:span text:style-name="T41"><text:line-break/></text:span><text:span text:style-name="T43">1</text:span><text:span text:style-name="T41"> - </text:span><text:span text:style-name="T43">אם הקשת בשידוך, </text:span><text:span text:style-name="T43">0</text:span><text:span text:style-name="T41"> - </text:span><text:span text:style-name="T46">אם הקשת לא בשידוך.</text:span></text:p>
              </text:list-item>
            </text:list>
            <text:p text:style-name="P21"><text:span text:style-name="T45">For all i: Sum </text:span><text:span text:style-name="T47">j</text:span><text:span text:style-name="T45"> x[i,j] = 1; <text:s text:c="3"/>For all j: Sum </text:span><text:span text:style-name="T47">i</text:span><text:span text:style-name="T45"> x[i,j] = 1</text:span></text:p>
            <text:list text:continue-numbering="true" text:style-name="L2">
              <text:list-item>
                <text:p text:style-name="P20"><text:span text:style-name="T42">המשקל הכולל</text:span><text:span text:style-name="T41"> של שידוך: <text:s text:c="3"/></text:span><text:span text:style-name="T45">Sum</text:span><text:span text:style-name="T47">i,j</text:span><text:span text:style-name="T45"> <text:s/>w[i,j] * x[i,j]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</text:span><text:span text:style-name="T7">י</text:span><text:span text:style-name="T7">ד</text:span><text:span text:style-name="T7">ו</text:span><text:span text:style-name="T7">ך </text:span><text:span text:style-name="T7">ע</text:span><text:span text:style-name="T7">ם</text:span><text:span text:style-name="T7"> </text:span><text:span text:style-name="T7">מ</text:span><text:span text:style-name="T7">ש</text:span><text:span text:style-name="T7">ק</text:span><text:span text:style-name="T7">ל </text:span><text:span text:style-name="T7">מ</text:span><text:span text:style-name="T7">ק</text:span><text:span text:style-name="T7">ס</text:span><text:span text:style-name="T7">י</text:span><text:span text:style-name="T7">מ</text:span><text:span text:style-name="T7">ל</text:span><text:span text:style-name="T7">י </text:span><text:span text:style-name="T7">- </text:span><text:span text:style-name="T7">ת</text:span><text:span text:style-name="T7">ו</text:span><text:span text:style-name="T7">כ</text:span><text:span text:style-name="T7">ני</text:span><text:span text:style-name="T7">ת</text:span></text:p>
          </draw:text-box>
        </draw:frame>
        <draw:frame presentation:style-name="pr4" draw:text-style-name="P13" draw:layer="layout" svg:width="28.002cm" svg:height="15.748cm" svg:x="0cm" svg:y="4.064cm" presentation:class="outline" presentation:user-transformed="true">
          <draw:text-box>
            <text:p text:style-name="P23"><text:span text:style-name="T48">לסיכום, זו התוכנית שיש לפתור:</text:span></text:p>
            <text:p text:style-name="P24"><text:span text:style-name="T49">Maximize <text:s text:c="3"/>Sum </text:span><text:span text:style-name="T50">i,j</text:span><text:span text:style-name="T49"> <text:s/>w[i,j] * x[i,j]</text:span></text:p>
            <text:p text:style-name="P24"><text:span text:style-name="T49">Such that <text:s text:c="4"/>For all i: <text:s/>Sum</text:span><text:span text:style-name="T50">j</text:span><text:span text:style-name="T49"> x[i,j] = 1 <text:s/></text:span><text:span text:style-name="T49"><text:line-break/></text:span><text:span text:style-name="T49"> <text:s text:c="19"/>For all j: <text:s/>Sum</text:span><text:span text:style-name="T50">i</text:span><text:span text:style-name="T49"> x[i,j] = 1</text:span></text:p>
            <text:p text:style-name="P24"><text:span text:style-name="T49"><text:s text:c="20"/></text:span><text:span text:style-name="T49">For all i,j: <text:s/>1 </text:span><text:span text:style-name="T51">≥</text:span><text:span text:style-name="T49"> x[i,j] </text:span><text:span text:style-name="T51">≥ 0</text:span></text:p>
            <text:p text:style-name="P24"><text:span text:style-name="T49"><text:s text:c="20"/></text:span><text:span text:style-name="T49">For all i,j: <text:s/>x[i,j]</text:span><text:span text:style-name="T52"> in </text:span><text:span text:style-name="T53">Z</text:span></text:p>
            <text:p text:style-name="P23"><text:span text:style-name="T54">הבעיה היחידה היא האילוץ האחרון – </text:span><text:span text:style-name="T54"><text:line-break/></text:span><text:span text:style-name="T54"> <text:s text:c="9"/>כל המשתנים חייבים להיות מספרים שלמים.</text:span></text:p>
            <text:p text:style-name="P23"><text:span text:style-name="T54">אופטימיזציה עם משתנים שלמים היא בעיה </text:span><text:span text:style-name="T54">NP</text:span><text:span text:style-name="T54">-קשה!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</text:span><text:span text:style-name="T7">י</text:span><text:span text:style-name="T7">ד</text:span><text:span text:style-name="T7">ו</text:span><text:span text:style-name="T7">ך </text:span><text:span text:style-name="T7">ע</text:span><text:span text:style-name="T7">ם</text:span><text:span text:style-name="T7"> </text:span><text:span text:style-name="T7">מ</text:span><text:span text:style-name="T7">ש</text:span><text:span text:style-name="T7">ק</text:span><text:span text:style-name="T7">ל </text:span><text:span text:style-name="T7">מ</text:span><text:span text:style-name="T7">ק</text:span><text:span text:style-name="T7">ס</text:span><text:span text:style-name="T7">י</text:span><text:span text:style-name="T7">מ</text:span><text:span text:style-name="T7">ל</text:span><text:span text:style-name="T7">י </text:span><text:span text:style-name="T7">- </text:span><text:span text:style-name="T7">ת</text:span><text:span text:style-name="T7">ו</text:span><text:span text:style-name="T7">כ</text:span><text:span text:style-name="T7">ני</text:span><text:span text:style-name="T7">ת</text:span></text:p>
          </draw:text-box>
        </draw:frame>
        <draw:frame presentation:style-name="pr4" draw:text-style-name="P25" draw:layer="layout" svg:width="28.002cm" svg:height="15.748cm" svg:x="0cm" svg:y="4.064cm" presentation:class="outline" presentation:user-transformed="true">
          <draw:text-box>
            <text:p text:style-name="P23"><text:span text:style-name="T55">משפט</text:span><text:span text:style-name="T56">:</text:span><text:span text:style-name="T57"> בבעיית מציאת שידוך מקסימלי דו-צדדי,</text:span><text:span text:style-name="T57"><text:line-break/></text:span><text:span text:style-name="T58">אם </text:span><text:span text:style-name="T57">קיים פתרון אופטימלי עם משתנים לא שלמים,</text:span><text:span text:style-name="T57"><text:line-break/></text:span><text:span text:style-name="T58">אז </text:span><text:span text:style-name="T57">קיים פתרון אופטימלי שבו כל המשתנים שלמים.</text:span></text:p>
            <text:p text:style-name="P23"><text:span text:style-name="T59">הוכחה</text:span><text:span text:style-name="T60">: </text:span><text:span text:style-name="T61">יהי </text:span><text:span text:style-name="T62">x</text:span><text:span text:style-name="T62"> </text:span><text:span text:style-name="T61">פתרון אופטימלי עם משתנים "שבורים".</text:span><text:span text:style-name="T61"><text:line-break/></text:span><text:span text:style-name="T61">נבחר משתנה אחד שבור - </text:span><text:span text:style-name="T63">x[i1, j2]</text:span><text:span text:style-name="T62">. </text:span><text:span text:style-name="T62"><text:line-break/></text:span><text:span text:style-name="T61">סכום המשתנים הסמוכים לצומת </text:span><text:span text:style-name="T62">j2</text:span><text:span text:style-name="T62"> הוא שלם.</text:span><text:span text:style-name="T62"><text:line-break/></text:span><text:span text:style-name="T62">לכן חייב להיות משתנה שבור נוסף – </text:span><text:span text:style-name="T63">x[i3,j2]</text:span><text:span text:style-name="T62">.</text:span><text:span text:style-name="T62"><text:line-break/></text:span><text:span text:style-name="T62">לכן חיייב להיות משתנה שבור נוסף - </text:span><text:span text:style-name="T63">x[i3,j4]</text:span><text:span text:style-name="T62">. </text:span><text:span text:style-name="T62"><text:line-break/></text:span><text:span text:style-name="T61">מספר המשתנים סופי ← יש "מעגל" משתנים שבורים.</text:span><text:span text:style-name="T61"><text:line-break/></text:span><text:span text:style-name="T61"/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</text:span><text:span text:style-name="T7">י</text:span><text:span text:style-name="T7">ד</text:span><text:span text:style-name="T7">ו</text:span><text:span text:style-name="T7">ך </text:span><text:span text:style-name="T7">ע</text:span><text:span text:style-name="T7">ם</text:span><text:span text:style-name="T7"> </text:span><text:span text:style-name="T7">מ</text:span><text:span text:style-name="T7">ש</text:span><text:span text:style-name="T7">ק</text:span><text:span text:style-name="T7">ל </text:span><text:span text:style-name="T7">מ</text:span><text:span text:style-name="T7">ק</text:span><text:span text:style-name="T7">ס</text:span><text:span text:style-name="T7">י</text:span><text:span text:style-name="T7">מ</text:span><text:span text:style-name="T7">ל</text:span><text:span text:style-name="T7">י </text:span><text:span text:style-name="T7">- </text:span><text:span text:style-name="T7">ד</text:span><text:span text:style-name="T7">ו</text:span><text:span text:style-name="T7">ג</text:span><text:span text:style-name="T7">מ</text:span><text:span text:style-name="T7">ה</text:span></text:p>
          </draw:text-box>
        </draw:frame>
        <draw:custom-shape draw:style-name="gr5" draw:text-style-name="P16" draw:layer="layout" svg:width="3.048cm" svg:height="3.048cm" svg:x="6.097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8" draw:layer="layout" svg:x1="19.051cm" svg:y1="10.923cm" svg:x2="9.145cm" svg:y2="10.923cm">
          <text:p/>
        </draw:line>
        <draw:line draw:style-name="gr7" draw:text-style-name="P18" draw:layer="layout" svg:x1="19.051cm" svg:y1="11.431cm" svg:x2="9.145cm" svg:y2="14.479cm">
          <text:p/>
        </draw:line>
        <draw:line draw:style-name="gr10" draw:text-style-name="P18" draw:layer="layout" svg:x1="19.305cm" svg:y1="11.939cm" svg:x2="9.145cm" svg:y2="17.781cm">
          <text:p/>
        </draw:line>
        <draw:line draw:style-name="gr7" draw:text-style-name="P18" draw:layer="layout" svg:x1="19.051cm" svg:y1="14.733cm" svg:x2="9.145cm" svg:y2="11.431cm">
          <text:p/>
        </draw:line>
        <draw:line draw:style-name="gr7" draw:text-style-name="P18" draw:layer="layout" svg:x1="19.051cm" svg:y1="14.987cm" svg:x2="9.145cm" svg:y2="14.987cm">
          <text:p/>
        </draw:line>
        <draw:line draw:style-name="gr7" draw:text-style-name="P18" draw:layer="layout" svg:x1="19.051cm" svg:y1="15.241cm" svg:x2="9.145cm" svg:y2="18.543cm">
          <text:p/>
        </draw:line>
        <draw:line draw:style-name="gr10" draw:text-style-name="P18" draw:layer="layout" svg:x1="19.051cm" svg:y1="18.543cm" svg:x2="9.145cm" svg:y2="18.797cm">
          <text:p/>
        </draw:line>
        <draw:line draw:style-name="gr7" draw:text-style-name="P18" draw:layer="layout" svg:x1="19.051cm" svg:y1="18.035cm" svg:x2="9.145cm" svg:y2="15.241cm">
          <text:p/>
        </draw:line>
        <draw:line draw:style-name="gr10" draw:text-style-name="P18" draw:layer="layout" svg:x1="19.305cm" svg:y1="17.527cm" svg:x2="8.891cm" svg:y2="11.939cm">
          <text:p/>
        </draw:line>
        <draw:frame draw:style-name="gr11" draw:text-style-name="P19" draw:layer="layout" svg:width="1.78cm" svg:height="1.276cm" svg:x="13.716cm" svg:y="10.16cm">
          <draw:text-box>
            <text:p><text:span text:style-name="T35">0.1</text:span></text:p>
          </draw:text-box>
        </draw:frame>
        <draw:frame draw:style-name="gr12" draw:text-style-name="P19" draw:layer="layout" svg:width="1.27cm" svg:height="1.276cm" svg:x="16.079cm" svg:y="11.448cm">
          <draw:text-box>
            <text:p><text:span text:style-name="T35">0</text:span></text:p>
          </draw:text-box>
        </draw:frame>
        <draw:frame draw:style-name="gr11" draw:text-style-name="P19" draw:layer="layout" svg:width="1.78cm" svg:height="1.276cm" svg:x="17.018cm" svg:y="12.186cm">
          <draw:text-box>
            <text:p><text:span text:style-name="T35">0.9</text:span></text:p>
          </draw:text-box>
        </draw:frame>
        <draw:frame draw:style-name="gr11" draw:text-style-name="P19" draw:layer="layout" svg:width="1.78cm" svg:height="1.276cm" svg:x="17.273cm" svg:y="13.711cm">
          <draw:text-box>
            <text:p><text:span text:style-name="T35">0.2</text:span></text:p>
          </draw:text-box>
        </draw:frame>
        <draw:frame draw:style-name="gr11" draw:text-style-name="P19" draw:layer="layout" svg:width="1.78cm" svg:height="1.276cm" svg:x="16.005cm" svg:y="14.225cm">
          <draw:text-box>
            <text:p><text:span text:style-name="T35">0.8</text:span></text:p>
          </draw:text-box>
        </draw:frame>
        <draw:frame draw:style-name="gr13" draw:text-style-name="P19" draw:layer="layout" svg:width="1.014cm" svg:height="1.276cm" svg:x="17.275cm" svg:y="14.987cm">
          <draw:text-box>
            <text:p><text:span text:style-name="T35">0</text:span></text:p>
          </draw:text-box>
        </draw:frame>
        <draw:frame draw:style-name="gr11" draw:text-style-name="P19" draw:layer="layout" svg:width="1.78cm" svg:height="1.276cm" svg:x="17.271cm" svg:y="16.263cm">
          <draw:text-box>
            <text:p><text:span text:style-name="T35">0.7</text:span></text:p>
          </draw:text-box>
        </draw:frame>
        <draw:frame draw:style-name="gr11" draw:text-style-name="P19" draw:layer="layout" svg:width="1.78cm" svg:height="1.276cm" svg:x="15.494cm" svg:y="16.759cm">
          <draw:text-box>
            <text:p><text:span text:style-name="T35">0.2</text:span></text:p>
          </draw:text-box>
        </draw:frame>
        <draw:frame draw:style-name="gr11" draw:text-style-name="P19" draw:layer="layout" svg:width="1.78cm" svg:height="1.276cm" svg:x="13.97cm" svg:y="18.035cm">
          <draw:text-box>
            <text:p><text:span text:style-name="T35">0.1</text:span></text:p>
          </draw:text-box>
        </draw:frame>
        <draw:frame presentation:style-name="pr7" draw:text-style-name="P26" draw:layer="layout" svg:width="27.172cm" svg:height="5.933cm" svg:x="0.26cm" svg:y="3.719cm">
          <draw:text-box>
            <text:p text:style-name="P23"><text:span text:style-name="T64">ב</text:span><text:span text:style-name="T64">גר</text:span><text:span text:style-name="T64">ף </text:span><text:span text:style-name="T64">ל</text:span><text:span text:style-name="T64">מ</text:span><text:span text:style-name="T64">ט</text:span><text:span text:style-name="T64">ה </text:span><text:span text:style-name="T64">מ</text:span><text:span text:style-name="T64">צו</text:span><text:span text:style-name="T64">יי</text:span><text:span text:style-name="T64">ר </text:span><text:span text:style-name="T64">מ</text:span><text:span text:style-name="T64">עג</text:span><text:span text:style-name="T64">ל </text:span><text:span text:style-name="T64">ש</text:span><text:span text:style-name="T64">ל </text:span><text:span text:style-name="T64">מ</text:span><text:span text:style-name="T64">ש</text:span><text:span text:style-name="T64">ת</text:span><text:span text:style-name="T64">ני</text:span><text:span text:style-name="T64">ם </text:span><text:span text:style-name="T64">"</text:span><text:span text:style-name="T64">ש</text:span><text:span text:style-name="T64">בו</text:span><text:span text:style-name="T64">רי</text:span><text:span text:style-name="T64">ם</text:span><text:span text:style-name="T64">".</text:span></text:p>
            <text:p text:style-name="P23"><text:span text:style-name="T64">ב</text:span><text:span text:style-name="T64">מ</text:span><text:span text:style-name="T64">עג</text:span><text:span text:style-name="T64">ל </text:span><text:span text:style-name="T64">מ</text:span><text:span text:style-name="T64">ס</text:span><text:span text:style-name="T64">פ</text:span><text:span text:style-name="T64">ר </text:span><text:span text:style-name="T64">זוג</text:span><text:span text:style-name="T64">י </text:span><text:span text:style-name="T64">ש</text:span><text:span text:style-name="T64">ל </text:span><text:span text:style-name="T64">ק</text:span><text:span text:style-name="T64">ש</text:span><text:span text:style-name="T64">תו</text:span><text:span text:style-name="T64">ת </text:span><text:span text:style-name="T64">– </text:span><text:span text:style-name="T64">כי </text:span><text:span text:style-name="T64">ה</text:span><text:span text:style-name="T64">גר</text:span><text:span text:style-name="T64">ף </text:span><text:span text:style-name="T64">דו</text:span><text:span text:style-name="T64">-צ</text:span><text:span text:style-name="T64">ד</text:span><text:span text:style-name="T64">די</text:span><text:span text:style-name="T64">: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</text:span><text:span text:style-name="T7">י</text:span><text:span text:style-name="T7">ד</text:span><text:span text:style-name="T7">ו</text:span><text:span text:style-name="T7">ך </text:span><text:span text:style-name="T7">ע</text:span><text:span text:style-name="T7">ם</text:span><text:span text:style-name="T7"> </text:span><text:span text:style-name="T7">מ</text:span><text:span text:style-name="T7">ש</text:span><text:span text:style-name="T7">ק</text:span><text:span text:style-name="T7">ל </text:span><text:span text:style-name="T7">מ</text:span><text:span text:style-name="T7">ק</text:span><text:span text:style-name="T7">ס</text:span><text:span text:style-name="T7">י</text:span><text:span text:style-name="T7">מ</text:span><text:span text:style-name="T7">ל</text:span><text:span text:style-name="T7">י </text:span><text:span text:style-name="T7">- </text:span><text:span text:style-name="T7">ד</text:span><text:span text:style-name="T7">ו</text:span><text:span text:style-name="T7">ג</text:span><text:span text:style-name="T7">מ</text:span><text:span text:style-name="T7">ה</text:span></text:p>
          </draw:text-box>
        </draw:frame>
        <draw:custom-shape draw:style-name="gr5" draw:text-style-name="P16" draw:layer="layout" svg:width="3.048cm" svg:height="3.048cm" svg:x="6.097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8" draw:layer="layout" svg:x1="19.051cm" svg:y1="10.923cm" svg:x2="9.145cm" svg:y2="10.923cm">
          <text:p/>
        </draw:line>
        <draw:line draw:style-name="gr7" draw:text-style-name="P18" draw:layer="layout" svg:x1="19.051cm" svg:y1="11.431cm" svg:x2="9.145cm" svg:y2="14.479cm">
          <text:p/>
        </draw:line>
        <draw:line draw:style-name="gr10" draw:text-style-name="P18" draw:layer="layout" svg:x1="19.305cm" svg:y1="11.939cm" svg:x2="9.145cm" svg:y2="17.781cm">
          <text:p/>
        </draw:line>
        <draw:line draw:style-name="gr7" draw:text-style-name="P18" draw:layer="layout" svg:x1="19.051cm" svg:y1="14.733cm" svg:x2="9.145cm" svg:y2="11.431cm">
          <text:p/>
        </draw:line>
        <draw:line draw:style-name="gr7" draw:text-style-name="P18" draw:layer="layout" svg:x1="19.051cm" svg:y1="14.987cm" svg:x2="9.145cm" svg:y2="14.987cm">
          <text:p/>
        </draw:line>
        <draw:line draw:style-name="gr7" draw:text-style-name="P18" draw:layer="layout" svg:x1="19.051cm" svg:y1="15.241cm" svg:x2="9.145cm" svg:y2="18.543cm">
          <text:p/>
        </draw:line>
        <draw:line draw:style-name="gr10" draw:text-style-name="P18" draw:layer="layout" svg:x1="19.051cm" svg:y1="18.543cm" svg:x2="9.145cm" svg:y2="18.797cm">
          <text:p/>
        </draw:line>
        <draw:line draw:style-name="gr7" draw:text-style-name="P18" draw:layer="layout" svg:x1="19.051cm" svg:y1="18.035cm" svg:x2="9.145cm" svg:y2="15.241cm">
          <text:p/>
        </draw:line>
        <draw:line draw:style-name="gr10" draw:text-style-name="P18" draw:layer="layout" svg:x1="19.305cm" svg:y1="17.527cm" svg:x2="8.891cm" svg:y2="11.939cm">
          <text:p/>
        </draw:line>
        <draw:frame draw:style-name="gr13" draw:text-style-name="P19" draw:layer="layout" svg:width="1.014cm" svg:height="1.276cm" svg:x="13.716cm" svg:y="10.16cm">
          <draw:text-box>
            <text:p><text:span text:style-name="T35">0</text:span></text:p>
          </draw:text-box>
        </draw:frame>
        <draw:frame draw:style-name="gr12" draw:text-style-name="P19" draw:layer="layout" svg:width="1.27cm" svg:height="1.276cm" svg:x="16.079cm" svg:y="11.448cm">
          <draw:text-box>
            <text:p><text:span text:style-name="T35">0</text:span></text:p>
          </draw:text-box>
        </draw:frame>
        <draw:frame draw:style-name="gr13" draw:text-style-name="P19" draw:layer="layout" svg:width="1.014cm" svg:height="1.276cm" svg:x="17.018cm" svg:y="12.186cm">
          <draw:text-box>
            <text:p><text:span text:style-name="T35">1</text:span></text:p>
          </draw:text-box>
        </draw:frame>
        <draw:frame draw:style-name="gr11" draw:text-style-name="P19" draw:layer="layout" svg:width="1.78cm" svg:height="1.276cm" svg:x="17.273cm" svg:y="13.711cm">
          <draw:text-box>
            <text:p><text:span text:style-name="T35">0.2</text:span></text:p>
          </draw:text-box>
        </draw:frame>
        <draw:frame draw:style-name="gr11" draw:text-style-name="P19" draw:layer="layout" svg:width="1.78cm" svg:height="1.276cm" svg:x="16.005cm" svg:y="14.225cm">
          <draw:text-box>
            <text:p><text:span text:style-name="T35">0.8</text:span></text:p>
          </draw:text-box>
        </draw:frame>
        <draw:frame draw:style-name="gr13" draw:text-style-name="P19" draw:layer="layout" svg:width="1.014cm" svg:height="1.276cm" svg:x="17.275cm" svg:y="14.987cm">
          <draw:text-box>
            <text:p><text:span text:style-name="T35">0</text:span></text:p>
          </draw:text-box>
        </draw:frame>
        <draw:frame draw:style-name="gr11" draw:text-style-name="P19" draw:layer="layout" svg:width="1.78cm" svg:height="1.276cm" svg:x="17.271cm" svg:y="16.263cm">
          <draw:text-box>
            <text:p><text:span text:style-name="T35">0.8</text:span></text:p>
          </draw:text-box>
        </draw:frame>
        <draw:frame draw:style-name="gr11" draw:text-style-name="P19" draw:layer="layout" svg:width="1.78cm" svg:height="1.276cm" svg:x="15.494cm" svg:y="16.759cm">
          <draw:text-box>
            <text:p><text:span text:style-name="T35">0.2</text:span></text:p>
          </draw:text-box>
        </draw:frame>
        <draw:frame draw:style-name="gr13" draw:text-style-name="P19" draw:layer="layout" svg:width="1.014cm" svg:height="1.276cm" svg:x="13.97cm" svg:y="18.035cm">
          <draw:text-box>
            <text:p><text:span text:style-name="T35">0</text:span></text:p>
          </draw:text-box>
        </draw:frame>
        <draw:frame presentation:style-name="pr7" draw:text-style-name="P26" draw:layer="layout" svg:width="27.172cm" svg:height="5.933cm" svg:x="0.26cm" svg:y="3.72cm">
          <draw:text-box>
            <text:p text:style-name="P23"><text:span text:style-name="T64">מ</text:span><text:span text:style-name="T64">כ</text:span><text:span text:style-name="T64">ל </text:span><text:span text:style-name="T64">ק</text:span><text:span text:style-name="T64">ש</text:span><text:span text:style-name="T64">ת </text:span><text:span text:style-name="T65">אי</text:span><text:span text:style-name="T65">זוג</text:span><text:span text:style-name="T65">ית </text:span><text:span text:style-name="T64">ב</text:span><text:span text:style-name="T64">מ</text:span><text:span text:style-name="T64">עג</text:span><text:span text:style-name="T64">ל </text:span><text:span text:style-name="T64">– </text:span><text:span text:style-name="T64">נו</text:span><text:span text:style-name="T64">רי</text:span><text:span text:style-name="T64">ד </text:span><text:span text:style-name="T64">e</text:span><text:span text:style-name="T64">.</text:span><text:span text:style-name="T64"><text:line-break/></text:span><text:span text:style-name="T64">לכ</text:span><text:span text:style-name="T64">ל </text:span><text:span text:style-name="T64">ק</text:span><text:span text:style-name="T64">ש</text:span><text:span text:style-name="T64">ת </text:span><text:span text:style-name="T65">זוג</text:span><text:span text:style-name="T65">ית </text:span><text:span text:style-name="T64">ב</text:span><text:span text:style-name="T64">מ</text:span><text:span text:style-name="T64">עג</text:span><text:span text:style-name="T64">ל </text:span><text:span text:style-name="T64">– </text:span><text:span text:style-name="T64">נו</text:span><text:span text:style-name="T64">סי</text:span><text:span text:style-name="T64">ף </text:span><text:span text:style-name="T64">e</text:span><text:span text:style-name="T64">.</text:span><text:span text:style-name="T64"><text:line-break/></text:span><text:span text:style-name="T66">נב</text:span><text:span text:style-name="T66">ח</text:span><text:span text:style-name="T66">ר </text:span><text:span text:style-name="T66">א</text:span><text:span text:style-name="T66">ת </text:span><text:span text:style-name="T66">e</text:span><text:span text:style-name="T66"> </text:span><text:span text:style-name="T66">כ</text:span><text:span text:style-name="T66">ך </text:span><text:span text:style-name="T66">ש</text:span><text:span text:style-name="T66">מ</text:span><text:span text:style-name="T66">ש</text:span><text:span text:style-name="T66">ת</text:span><text:span text:style-name="T66">נ</text:span><text:span text:style-name="T66">ה </text:span><text:span text:style-name="T66">א</text:span><text:span text:style-name="T66">ח</text:span><text:span text:style-name="T66">ד </text:span><text:span text:style-name="T66">ל</text:span><text:span text:style-name="T66">פ</text:span><text:span text:style-name="T66">חו</text:span><text:span text:style-name="T66">ת </text:span><text:span text:style-name="T66">יה</text:span><text:span text:style-name="T66">פו</text:span><text:span text:style-name="T66">ך </text:span><text:span text:style-name="T66">ל</text:span><text:span text:style-name="T66">ש</text:span><text:span text:style-name="T66">ל</text:span><text:span text:style-name="T66">ם, </text:span><text:span text:style-name="T66">וה</text:span><text:span text:style-name="T66">ש</text:span><text:span text:style-name="T66">א</text:span><text:span text:style-name="T66">ר </text:span><text:span text:style-name="T66">יי</text:span><text:span text:style-name="T66">ש</text:span><text:span text:style-name="T66">א</text:span><text:span text:style-name="T66">רו </text:span><text:span text:style-name="T66">בי</text:span><text:span text:style-name="T66">ן </text:span><text:span text:style-name="T66">0</text:span><text:span text:style-name="T66"> </text:span><text:span text:style-name="T66">ל-</text:span><text:span text:style-name="T66">1</text:span><text:span text:style-name="T66"> </text:span><text:span text:style-name="T66">(ב</text:span><text:span text:style-name="T66">דו</text:span><text:span text:style-name="T66">ג</text:span><text:span text:style-name="T66">מ</text:span><text:span text:style-name="T66">ה </text:span><text:span text:style-name="T66">ל</text:span><text:span text:style-name="T66">מ</text:span><text:span text:style-name="T66">ט</text:span><text:span text:style-name="T66">ה </text:span><text:span text:style-name="T66">e</text:span><text:span text:style-name="T66">=</text:span><text:span text:style-name="T66">0.</text:span><text:span text:style-name="T66">1</text:span><text:span text:style-name="T66">)</text:span><text:span text:style-name="T66">: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</text:span><text:span text:style-name="T7">י</text:span><text:span text:style-name="T7">ד</text:span><text:span text:style-name="T7">ו</text:span><text:span text:style-name="T7">ך </text:span><text:span text:style-name="T7">ע</text:span><text:span text:style-name="T7">ם</text:span><text:span text:style-name="T7"> </text:span><text:span text:style-name="T7">מ</text:span><text:span text:style-name="T7">ש</text:span><text:span text:style-name="T7">ק</text:span><text:span text:style-name="T7">ל </text:span><text:span text:style-name="T7">מ</text:span><text:span text:style-name="T7">ק</text:span><text:span text:style-name="T7">ס</text:span><text:span text:style-name="T7">י</text:span><text:span text:style-name="T7">מ</text:span><text:span text:style-name="T7">ל</text:span><text:span text:style-name="T7">י </text:span><text:span text:style-name="T7">- </text:span><text:span text:style-name="T7">ה</text:span><text:span text:style-name="T7">ש</text:span><text:span text:style-name="T7">ל</text:span><text:span text:style-name="T7">מ</text:span><text:span text:style-name="T7">ה</text:span></text:p>
          </draw:text-box>
        </draw:frame>
        <draw:frame presentation:style-name="pr4" draw:text-style-name="P25" draw:layer="layout" svg:width="28.002cm" svg:height="15.748cm" svg:x="0cm" svg:y="4.064cm" presentation:class="outline" presentation:user-transformed="true">
          <draw:text-box>
            <text:p text:style-name="P23"><text:span text:style-name="T55">משפט</text:span><text:span text:style-name="T56">:</text:span><text:span text:style-name="T57"> בבעיית מציאת שידוך מקסימלי דו-צדדי,</text:span><text:span text:style-name="T57"><text:line-break/></text:span><text:span text:style-name="T58">אם </text:span><text:span text:style-name="T57">קיים פתרון אופטימלי עם משתנים לא שלמים,</text:span><text:span text:style-name="T57"><text:line-break/></text:span><text:span text:style-name="T58">אז </text:span><text:span text:style-name="T57">קיים פתרון אופטימלי שבו כל המשתנים שלמים.</text:span></text:p>
            <text:p text:style-name="P23"><text:span text:style-name="T67">הוכחה</text:span><text:span text:style-name="T61"> [המשך]: הורדנו </text:span><text:span text:style-name="T68">e</text:span><text:span text:style-name="T61"> מקשתות איזוגיות והוספנו </text:span><text:span text:style-name="T69">e</text:span><text:span text:style-name="T60"> לקשתות זוגיות. התוצאה:</text:span></text:p>
            <text:list text:style-name="L2">
              <text:list-item>
                <text:p text:style-name="P23"><text:span text:style-name="T60">סכום המשתנים ליד כל צומת נשאר </text:span><text:span text:style-name="T60">1</text:span><text:span text:style-name="T60">.</text:span></text:p>
              </text:list-item>
              <text:list-item>
                <text:p text:style-name="P23"><text:span text:style-name="T61">הפתרון עדיין אופטימלי – אילו ערך הפתרון היה נמוך יותר, היה אפשר להוסיף מינוס </text:span><text:span text:style-name="T68">e</text:span><text:span text:style-name="T61"> ולקבל פתרון עם ערך גבוה יותר, בסתירה לאופטימליות של </text:span><text:span text:style-name="T68">x</text:span><text:span text:style-name="T61">.</text:span></text:p>
              </text:list-item>
            </text:list>
            <text:p text:style-name="P23"><text:span text:style-name="T61">אם נמשיך כך, כל המשתנים השבורים יהפכו לשלמים!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</text:span><text:span text:style-name="T7">י</text:span><text:span text:style-name="T7">ד</text:span><text:span text:style-name="T7">ו</text:span><text:span text:style-name="T7">ך </text:span><text:span text:style-name="T7">ע</text:span><text:span text:style-name="T7">ם</text:span><text:span text:style-name="T7"> </text:span><text:span text:style-name="T7">מ</text:span><text:span text:style-name="T7">ש</text:span><text:span text:style-name="T7">ק</text:span><text:span text:style-name="T7">ל </text:span><text:span text:style-name="T7">מ</text:span><text:span text:style-name="T7">ק</text:span><text:span text:style-name="T7">ס</text:span><text:span text:style-name="T7">י</text:span><text:span text:style-name="T7">מ</text:span><text:span text:style-name="T7">ל</text:span><text:span text:style-name="T7">י </text:span><text:span text:style-name="T7">- </text:span><text:span text:style-name="T7">ח</text:span><text:span text:style-name="T7">ל</text:span><text:span text:style-name="T7">ו</text:span><text:span text:style-name="T7">פ</text:span><text:span text:style-name="T7">ו</text:span><text:span text:style-name="T7">ת</text:span></text:p>
          </draw:text-box>
        </draw:frame>
        <draw:frame presentation:style-name="pr4" draw:text-style-name="P27" draw:layer="layout" svg:width="28.002cm" svg:height="15.748cm" svg:x="0cm" svg:y="4.064cm" presentation:class="outline" presentation:user-transformed="true">
          <draw:text-box>
            <text:p text:style-name="P23"><text:span text:style-name="T70">יש עוד אלגוריתמים לפתרון בעיית ההשמה. </text:span><text:span text:style-name="T70">לדוגמה: </text:span><text:span text:style-name="T71">האלגוריתם ההונגרי</text:span><text:span text:style-name="T70">.</text:span></text:p>
            <text:p text:style-name="P23"><text:span text:style-name="T72"><text:a xlink:href="https://en.wikipedia.org/wiki/Hungarian_algorithm" xlink:type="simple">https://en.wikipedia.org/wiki/Hungarian_algorithm</text:a></text:span></text:p>
            <text:p text:style-name="P23"><text:span text:style-name="T73">רוב המימושים שלו (ראו בתחתית העמוד) </text:span><text:span text:style-name="T73">דורשים מאות שורות קוד.</text:span></text:p>
            <text:p text:style-name="P23"><text:span text:style-name="T74">לעומת זאת, פתרון בעיית האופטימיזציה ב- </text:span><text:span text:style-name="T74">Mathematica</text:span><text:span text:style-name="T74"> דורש בערך </text:span><text:span text:style-name="T74">10</text:span><text:span text:style-name="T74"> שורות קוד.</text:span></text:p>
            <text:p text:style-name="P23"><text:span text:style-name="T70"/></text:p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28" draw:layer="layout" svg:width="28.002cm" svg:height="3.603cm" svg:x="0cm" svg:y="0cm" presentation:class="title" presentation:user-transformed="true">
          <draw:text-box>
            <text:p text:style-name="P8"><text:span text:style-name="T75">ח</text:span><text:span text:style-name="T75">ל</text:span><text:span text:style-name="T75">ו</text:span><text:span text:style-name="T75">ק</text:span><text:span text:style-name="T75">ת </text:span><text:span text:style-name="T75">ש</text:span><text:span text:style-name="T75">כ</text:span><text:span text:style-name="T75">ר</text:span><text:span text:style-name="T75">-</text:span><text:span text:style-name="T75">ד</text:span><text:span text:style-name="T75">י</text:span><text:span text:style-name="T75">ר</text:span><text:span text:style-name="T75">ה </text:span><text:span text:style-name="T75">– </text:span><text:span text:style-name="T75">ק</text:span><text:span text:style-name="T75">ב</text:span><text:span text:style-name="T75">י</text:span><text:span text:style-name="T75">ע</text:span><text:span text:style-name="T75">ת </text:span><text:span text:style-name="T75">ה</text:span><text:span text:style-name="T75">מ</text:span><text:span text:style-name="T75">ח</text:span><text:span text:style-name="T75">י</text:span><text:span text:style-name="T75">ר</text:span><text:span text:style-name="T75">י</text:span><text:span text:style-name="T75">ם</text:span></text:p>
          </draw:text-box>
        </draw:frame>
        <draw:frame presentation:style-name="pr4" draw:text-style-name="P15" draw:layer="layout" svg:width="28.002cm" svg:height="16.935cm" svg:x="0cm" svg:y="4.064cm" presentation:class="outline" presentation:user-transformed="true">
          <draw:text-box>
            <text:list text:style-name="L2">
              <text:list-item>
                <text:p text:style-name="P10"><text:span text:style-name="T11">מצאנו השמה ממקסמת-ערכים. צריך לקבוע מחירים כך שההשמה תהיה ללא קנאה, וסכום המחירים יהיה שווה לשכר-הדירה. </text:span><text:span text:style-name="T12">איך? </text:span></text:p>
              </text:list-item>
              <text:list-item>
                <text:p text:style-name="P10"><text:span text:style-name="T39">אפשר לפתור בעיית אופטימיזצי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text-style-name="P28" draw:layer="layout" svg:width="28.002cm" svg:height="3.603cm" svg:x="0cm" svg:y="0cm" presentation:class="title" presentation:user-transformed="true">
          <draw:text-box>
            <text:p text:style-name="P8"><text:span text:style-name="T75">ח</text:span><text:span text:style-name="T75">ל</text:span><text:span text:style-name="T75">ו</text:span><text:span text:style-name="T75">ק</text:span><text:span text:style-name="T75">ת </text:span><text:span text:style-name="T75">ש</text:span><text:span text:style-name="T75">כ</text:span><text:span text:style-name="T75">ר</text:span><text:span text:style-name="T75">-</text:span><text:span text:style-name="T75">ד</text:span><text:span text:style-name="T75">י</text:span><text:span text:style-name="T75">ר</text:span><text:span text:style-name="T75">ה </text:span><text:span text:style-name="T75">– </text:span><text:span text:style-name="T75">ק</text:span><text:span text:style-name="T75">ב</text:span><text:span text:style-name="T75">י</text:span><text:span text:style-name="T75">ע</text:span><text:span text:style-name="T75">ת </text:span><text:span text:style-name="T75">ה</text:span><text:span text:style-name="T75">מ</text:span><text:span text:style-name="T75">ח</text:span><text:span text:style-name="T75">י</text:span><text:span text:style-name="T75">ר</text:span><text:span text:style-name="T75">י</text:span><text:span text:style-name="T75">ם</text:span></text:p>
          </draw:text-box>
        </draw:frame>
        <draw:frame presentation:style-name="pr4" draw:text-style-name="P15" draw:layer="layout" svg:width="28.002cm" svg:height="16.935cm" svg:x="-0.254cm" svg:y="3.385cm" presentation:class="outline" presentation:user-transformed="true">
          <draw:text-box>
            <text:list text:style-name="L2">
              <text:list-item>
                <text:p text:style-name="P10"><text:span text:style-name="T76">קובעים את המחיר של חדר </text:span><text:span text:style-name="T77">j</text:span><text:span text:style-name="T76"> ל-</text:span><text:span text:style-name="T77">x</text:span><text:span text:style-name="T78">j</text:span><text:span text:style-name="T78">.</text:span></text:p>
              </text:list-item>
              <text:list-item>
                <text:p text:style-name="P10"><text:span text:style-name="T79">משוים את סכום המחירים למחיר הכולל של הדירה.</text:span></text:p>
              </text:list-item>
              <text:list-item>
                <text:p text:style-name="P10"><text:span text:style-name="T79">מחלקים את העודף / גירעון שווה בשווה בין כולם.</text:span></text:p>
              </text:list-item>
              <text:list-item>
                <text:p text:style-name="P10"><text:span text:style-name="T80">קיבלנו חלוקה ללא קנא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text-style-name="P28" draw:layer="layout" svg:width="28.002cm" svg:height="3.603cm" svg:x="0cm" svg:y="0cm" presentation:class="title" presentation:user-transformed="true">
          <draw:text-box>
            <text:p text:style-name="P8"><text:span text:style-name="T75">ח</text:span><text:span text:style-name="T75">ל</text:span><text:span text:style-name="T75">ו</text:span><text:span text:style-name="T75">ק</text:span><text:span text:style-name="T75">ת </text:span><text:span text:style-name="T75">ש</text:span><text:span text:style-name="T75">כ</text:span><text:span text:style-name="T75">ר</text:span><text:span text:style-name="T75">-</text:span><text:span text:style-name="T75">ד</text:span><text:span text:style-name="T75">י</text:span><text:span text:style-name="T75">ר</text:span><text:span text:style-name="T75">ה </text:span><text:span text:style-name="T75">– </text:span><text:span text:style-name="T75">מ</text:span><text:span text:style-name="T75">י</text:span><text:span text:style-name="T75">מ</text:span><text:span text:style-name="T75">ו</text:span><text:span text:style-name="T75">ש</text:span><text:span text:style-name="T75">י</text:span><text:span text:style-name="T75">ם </text:span><text:span text:style-name="T75">ו</text:span><text:span text:style-name="T75">ה</text:span><text:span text:style-name="T75">ד</text:span><text:span text:style-name="T75">ג</text:span><text:span text:style-name="T75">מ</text:span><text:span text:style-name="T75">ו</text:span><text:span text:style-name="T75">ת</text:span></text:p>
          </draw:text-box>
        </draw:frame>
        <draw:frame presentation:style-name="pr4" draw:text-style-name="P15" draw:layer="layout" svg:width="28.002cm" svg:height="16.935cm" svg:x="-0.254cm" svg:y="3.385cm" presentation:class="outline" presentation:user-transformed="true">
          <draw:text-box>
            <text:list text:style-name="L2">
              <text:list-header>
                <text:p text:style-name="P10"><text:span text:style-name="T79"/></text:p>
              </text:list-header>
              <text:list-item>
                <text:p text:style-name="P10"><text:span text:style-name="T81">גליון אלקטרוני </text:span><text:span text:style-name="T81">rent-division.ods</text:span><text:span text:style-name="T81"> (אלגוריתם הונגרי)</text:span></text:p>
              </text:list-item>
              <text:list-item>
                <text:p text:style-name="P10"><text:span text:style-name="T82">אתר לקבוצות רכישה <text:s/></text:span><text:span text:style-name="T83"><text:a xlink:href="http://tora.us.fm/fairness/home/" xlink:type="simple">http://tora.us.fm/fairness/home/</text:a></text:span></text:p>
              </text:list-item>
              <text:list-item>
                <text:p text:style-name="P10"><text:span text:style-name="T84">אתר לחלוקת ירושות <text:s/></text:span><text:span text:style-name="T85"><text:s/></text:span><text:span text:style-name="T86"><text:a xlink:href="http://tora.us.fm/fairness/home/ab.html" xlink:type="simple">http://tora.us.fm/fairness/home/ab.html</text:a></text:span></text:p>
              </text:list-item>
              <text:list-item>
                <text:p text:style-name="P10"><text:span text:style-name="T87">אלג. גל-מש-פרוקצ’יה-זיק: <text:s text:c="2"/></text:span><text:span text:style-name="T86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28" draw:layer="layout" svg:width="28.002cm" svg:height="2.54cm" svg:x="0cm" svg:y="0cm" presentation:class="title" presentation:user-transformed="true">
          <draw:text-box>
            <text:p text:style-name="P8"><text:span text:style-name="T75">ח</text:span><text:span text:style-name="T75">ל</text:span><text:span text:style-name="T75">ו</text:span><text:span text:style-name="T75">ק</text:span><text:span text:style-name="T75">ת </text:span><text:span text:style-name="T75">ש</text:span><text:span text:style-name="T75">כ</text:span><text:span text:style-name="T75">ר</text:span><text:span text:style-name="T75">-</text:span><text:span text:style-name="T75">ד</text:span><text:span text:style-name="T75">י</text:span><text:span text:style-name="T75">ר</text:span><text:span text:style-name="T75">ה </text:span><text:span text:style-name="T75">– </text:span><text:span text:style-name="T75">ב</text:span><text:span text:style-name="T75">ע</text:span><text:span text:style-name="T75">יי</text:span><text:span text:style-name="T75">ת </text:span><text:span text:style-name="T75">ה</text:span><text:span text:style-name="T75">ט</text:span><text:span text:style-name="T75">ר</text:span><text:span text:style-name="T75">מ</text:span><text:span text:style-name="T75">פ</text:span><text:span text:style-name="T75">י</text:span><text:span text:style-name="T75">ס</text:span><text:span text:style-name="T75">ט</text:span></text:p>
          </draw:text-box>
        </draw:frame>
        <draw:frame presentation:style-name="pr4" draw:text-style-name="P29" draw:layer="layout" svg:width="16.764cm" svg:height="6.096cm" svg:x="10.922cm" svg:y="2.54cm" presentation:class="outline" presentation:user-transformed="true">
          <draw:text-box>
            <text:p text:style-name="P10"><text:span text:style-name="T88">משפט</text:span><text:span text:style-name="T89">: במודל הקרדינלי, ייתכן ש</text:span><text:span text:style-name="T88">בכל </text:span><text:span text:style-name="T89">חלוקה ללא קנאה, אחד הדיירים ישלם מחיר שלילי </text:span><text:span text:style-name="T90">(צריך <text:s text:c="2"/>לשלם לו שיסכים לגור איתנו...)</text:span></text:p>
          </draw:text-box>
        </draw:frame>
        <draw:frame draw:style-name="standard" draw:layer="layout" svg:width="10.724cm" svg:height="4.746cm" svg:x="0.211cm" svg:y="2.5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91">מרתף</text:span></text:p>
              </table:table-cell>
              <table:table-cell>
                <text:p text:style-name="P30"><text:span text:style-name="T91">סלון</text:span></text:p>
              </table:table-cell>
              <table:table-cell/>
            </table:table-row>
            <table:table-row table:style-name="ro2">
              <table:table-cell table:style-name="ce2">
                <text:p text:style-name="P31"><text:span text:style-name="T92">0</text:span></text:p>
              </table:table-cell>
              <table:table-cell table:style-name="ce3">
                <text:p text:style-name="P32"><text:span text:style-name="T93">150</text:span></text:p>
              </table:table-cell>
              <table:table-cell table:style-name="ce4">
                <text:p text:style-name="P33"><text:span text:style-name="T94">דייר א</text:span></text:p>
              </table:table-cell>
            </table:table-row>
            <table:table-row table:style-name="ro3">
              <table:table-cell table:style-name="ce3">
                <text:p text:style-name="P34"><text:span text:style-name="T93">10</text:span></text:p>
              </table:table-cell>
              <table:table-cell table:style-name="ce5">
                <text:p text:style-name="P35"><text:span text:style-name="T91">140</text:span></text:p>
              </table:table-cell>
              <table:table-cell table:style-name="ce4">
                <text:p text:style-name="P33"><text:span text:style-name="T94">דייר 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37" draw:layer="layout" svg:width="27.178cm" svg:height="13.049cm" svg:x="0.199cm" svg:y="8.209cm">
          <draw:text-box>
            <text:p text:style-name="P10"><text:span text:style-name="T95">הו</text:span><text:span text:style-name="T95">כ</text:span><text:span text:style-name="T95">ח</text:span><text:span text:style-name="T95">ה</text:span><text:span text:style-name="T96">: </text:span><text:span text:style-name="T96">ננ</text:span><text:span text:style-name="T96">יח </text:span><text:span text:style-name="T96">שי</text:span><text:span text:style-name="T96">ש </text:span><text:span text:style-name="T96">ש</text:span><text:span text:style-name="T96">ני </text:span><text:span text:style-name="T96">די</text:span><text:span text:style-name="T96">יר</text:span><text:span text:style-name="T96">ים </text:span><text:span text:style-name="T96">וש</text:span><text:span text:style-name="T96">ני </text:span><text:span text:style-name="T96">ח</text:span><text:span text:style-name="T96">ד</text:span><text:span text:style-name="T96">רי</text:span><text:span text:style-name="T96">ם, </text:span><text:span text:style-name="T96">ה</text:span><text:span text:style-name="T96">די</text:span><text:span text:style-name="T96">ר</text:span><text:span text:style-name="T96">ה </text:span><text:span text:style-name="T96">עו</text:span><text:span text:style-name="T96">ל</text:span><text:span text:style-name="T96">ה </text:span><text:span text:style-name="T96">1</text:span><text:span text:style-name="T96">0</text:span><text:span text:style-name="T96">0</text:span><text:span text:style-name="T96"> </text:span><text:span text:style-name="T96">וה</text:span><text:span text:style-name="T96">ע</text:span><text:span text:style-name="T96">ר</text:span><text:span text:style-name="T96">כי</text:span><text:span text:style-name="T96">ם </text:span><text:span text:style-name="T96">ה</text:span><text:span text:style-name="T96">ם </text:span><text:span text:style-name="T96">כ</text:span><text:span text:style-name="T96">מו </text:span><text:span text:style-name="T96">ב</text:span><text:span text:style-name="T96">ט</text:span><text:span text:style-name="T96">ב</text:span><text:span text:style-name="T96">ל</text:span><text:span text:style-name="T96">ה </text:span><text:span text:style-name="T96">ל</text:span><text:span text:style-name="T96">מ</text:span><text:span text:style-name="T96">ע</text:span><text:span text:style-name="T96">ל</text:span><text:span text:style-name="T96">ה.</text:span></text:p>
            <text:p text:style-name="P10"><text:span text:style-name="T97">כ</text:span><text:span text:style-name="T97">ל </text:span><text:span text:style-name="T97">ח</text:span><text:span text:style-name="T97">לו</text:span><text:span text:style-name="T97">ק</text:span><text:span text:style-name="T97">ה </text:span><text:span text:style-name="T97">ל</text:span><text:span text:style-name="T97">ל</text:span><text:span text:style-name="T97">א-</text:span><text:span text:style-name="T97">קנ</text:span><text:span text:style-name="T97">א</text:span><text:span text:style-name="T97">ה </text:span><text:span text:style-name="T97">מ</text:span><text:span text:style-name="T97">מ</text:span><text:span text:style-name="T97">ק</text:span><text:span text:style-name="T97">ס</text:span><text:span text:style-name="T97">מ</text:span><text:span text:style-name="T97">ת </text:span><text:span text:style-name="T97">ס</text:span><text:span text:style-name="T97">כו</text:span><text:span text:style-name="T97">ם </text:span><text:span text:style-name="T97">ע</text:span><text:span text:style-name="T97">ר</text:span><text:span text:style-name="T97">כי</text:span><text:span text:style-name="T97">ם, </text:span><text:span text:style-name="T97">ל</text:span><text:span text:style-name="T97">כן </text:span><text:span text:style-name="T97">יש </text:span><text:span text:style-name="T97">ל</text:span><text:span text:style-name="T97">ת</text:span><text:span text:style-name="T97">ת </text:span><text:span text:style-name="T97">א</text:span><text:span text:style-name="T97">ת </text:span><text:span text:style-name="T97">ה</text:span><text:span text:style-name="T97">ס</text:span><text:span text:style-name="T97">לו</text:span><text:span text:style-name="T97">ן </text:span><text:span text:style-name="T97">ל</text:span><text:span text:style-name="T97">די</text:span><text:span text:style-name="T97">יר </text:span><text:span text:style-name="T97">א </text:span><text:span text:style-name="T97">וא</text:span><text:span text:style-name="T97">ת </text:span><text:span text:style-name="T97">ה</text:span><text:span text:style-name="T97">מ</text:span><text:span text:style-name="T97">ר</text:span><text:span text:style-name="T97">ת</text:span><text:span text:style-name="T97">ף </text:span><text:span text:style-name="T97">ל</text:span><text:span text:style-name="T97">די</text:span><text:span text:style-name="T97">יר </text:span><text:span text:style-name="T97">ב. </text:span><text:span text:style-name="T97"><text:s text:c="3"/></text:span></text:p>
            <text:p text:style-name="P10"><text:span text:style-name="T98">כ</text:span><text:span text:style-name="T98">די </text:span><text:span text:style-name="T98">ש</text:span><text:span text:style-name="T98">-ב </text:span><text:span text:style-name="T98">ל</text:span><text:span text:style-name="T98">א </text:span><text:span text:style-name="T98">יק</text:span><text:span text:style-name="T98">נ</text:span><text:span text:style-name="T98">א, </text:span><text:span text:style-name="T98">ה</text:span><text:span text:style-name="T98">מ</text:span><text:span text:style-name="T98">חי</text:span><text:span text:style-name="T98">ר </text:span><text:span text:style-name="T98">ש</text:span><text:span text:style-name="T98">ל </text:span><text:span text:style-name="T98">ה</text:span><text:span text:style-name="T98">ס</text:span><text:span text:style-name="T98">לו</text:span><text:span text:style-name="T98">ן </text:span><text:span text:style-name="T98">חי</text:span><text:span text:style-name="T98">יב </text:span><text:span text:style-name="T98">ל</text:span><text:span text:style-name="T98">הי</text:span><text:span text:style-name="T98">ות </text:span><text:span text:style-name="T98">ג</text:span><text:span text:style-name="T98">בו</text:span><text:span text:style-name="T98">ה </text:span><text:span text:style-name="T98">יו</text:span><text:span text:style-name="T98">ת</text:span><text:span text:style-name="T98">ר </text:span><text:span text:style-name="T98">ב-</text:span><text:span text:style-name="T98">1</text:span><text:span text:style-name="T98">3</text:span><text:span text:style-name="T98">0</text:span><text:span text:style-name="T98"> </text:span><text:span text:style-name="T98">(ל</text:span><text:span text:style-name="T98">פ</text:span><text:span text:style-name="T98">חו</text:span><text:span text:style-name="T98">ת</text:span><text:span text:style-name="T98">). </text:span><text:span text:style-name="T98">ה</text:span><text:span text:style-name="T98">ס</text:span><text:span text:style-name="T98">כו</text:span><text:span text:style-name="T98">ם </text:span><text:span text:style-name="T98">הו</text:span><text:span text:style-name="T98">א </text:span><text:span text:style-name="T98">1</text:span><text:span text:style-name="T98">0</text:span><text:span text:style-name="T98">0</text:span><text:span text:style-name="T98"> </text:span><text:span text:style-name="T98">ול</text:span><text:span text:style-name="T98">כן</text:span><text:span text:style-name="T98">:</text:span></text:p>
            <text:p text:style-name="P36"><text:span text:style-name="T99"><text:s text:c="4"/></text:span><text:span text:style-name="T99"><text:s text:c="2"/></text:span><text:span text:style-name="T99">(p</text:span><text:span text:style-name="T99">ri</text:span><text:span text:style-name="T99">c</text:span><text:span text:style-name="T99">e</text:span><text:span text:style-name="T99">_</text:span><text:span text:style-name="T99">m</text:span><text:span text:style-name="T99">ar</text:span><text:span text:style-name="T99">te</text:span><text:span text:style-name="T99">f </text:span><text:span text:style-name="T99">+ </text:span><text:span text:style-name="T99">1</text:span><text:span text:style-name="T99">3</text:span><text:span text:style-name="T99">0) </text:span><text:span text:style-name="T99">+ </text:span><text:span text:style-name="T99">pr</text:span><text:span text:style-name="T99">ic</text:span><text:span text:style-name="T99">e</text:span><text:span text:style-name="T99">_</text:span><text:span text:style-name="T99">m</text:span><text:span text:style-name="T99">ar</text:span><text:span text:style-name="T99">te</text:span><text:span text:style-name="T99">f </text:span><text:span text:style-name="T99">= </text:span><text:span text:style-name="T99">1</text:span><text:span text:style-name="T99">0</text:span><text:span text:style-name="T99">0</text:span></text:p>
            <text:p text:style-name="P36"><text:span text:style-name="T99"><text:s text:c="4"/></text:span><text:span text:style-name="T99"><text:s text:c="2"/></text:span><text:span text:style-name="T99">pr</text:span><text:span text:style-name="T99">ic</text:span><text:span text:style-name="T99">e</text:span><text:span text:style-name="T99">_</text:span><text:span text:style-name="T99">m</text:span><text:span text:style-name="T99">ar</text:span><text:span text:style-name="T99">te</text:span><text:span text:style-name="T99">f </text:span><text:span text:style-name="T99">= </text:span><text:span text:style-name="T99">-1</text:span><text:span text:style-name="T99">5</text:span></text:p>
            <text:p text:style-name="P10"><text:span text:style-name="T100">ה</text:span><text:span text:style-name="T100">מ</text:span><text:span text:style-name="T100">חי</text:span><text:span text:style-name="T100">ר </text:span><text:span text:style-name="T100">ש</text:span><text:span text:style-name="T100">ל </text:span><text:span text:style-name="T100">ה</text:span><text:span text:style-name="T100">מ</text:span><text:span text:style-name="T100">ר</text:span><text:span text:style-name="T100">ת</text:span><text:span text:style-name="T100">ף </text:span><text:span text:style-name="T100">חי</text:span><text:span text:style-name="T100">יב </text:span><text:span text:style-name="T100">ל</text:span><text:span text:style-name="T100">הי</text:span><text:span text:style-name="T100">ות </text:span><text:span text:style-name="T100">ש</text:span><text:span text:style-name="T100">לי</text:span><text:span text:style-name="T100">לי</text:span><text:span text:style-name="T100">! <text:s/></text:span><text:span text:style-name="T100">**</text:span><text:span text:style-name="T100">*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28" draw:layer="layout" svg:width="28.002cm" svg:height="2.54cm" svg:x="0cm" svg:y="0cm" presentation:class="title" presentation:user-transformed="true">
          <draw:text-box>
            <text:p text:style-name="P8"><text:span text:style-name="T75">ח</text:span><text:span text:style-name="T75">ל</text:span><text:span text:style-name="T75">ו</text:span><text:span text:style-name="T75">ק</text:span><text:span text:style-name="T75">ת </text:span><text:span text:style-name="T75">ש</text:span><text:span text:style-name="T75">כ</text:span><text:span text:style-name="T75">ר</text:span><text:span text:style-name="T75">-</text:span><text:span text:style-name="T75">ד</text:span><text:span text:style-name="T75">י</text:span><text:span text:style-name="T75">ר</text:span><text:span text:style-name="T75">ה </text:span><text:span text:style-name="T75">– </text:span><text:span text:style-name="T75">ב</text:span><text:span text:style-name="T75">ע</text:span><text:span text:style-name="T75">יי</text:span><text:span text:style-name="T75">ת </text:span><text:span text:style-name="T75">ה</text:span><text:span text:style-name="T75">ט</text:span><text:span text:style-name="T75">ר</text:span><text:span text:style-name="T75">מ</text:span><text:span text:style-name="T75">פ</text:span><text:span text:style-name="T75">י</text:span><text:span text:style-name="T75">ס</text:span><text:span text:style-name="T75">ט</text:span></text:p>
          </draw:text-box>
        </draw:frame>
        <draw:frame presentation:style-name="pr4" draw:text-style-name="P38" draw:layer="layout" svg:width="8.128cm" svg:height="17.526cm" svg:x="19.558cm" svg:y="2.54cm" presentation:class="outline" presentation:user-transformed="true">
          <draw:text-box>
            <text:p text:style-name="P10"><text:span text:style-name="T89">אותו משפט נכון גם <text:s/>כשסכום הערכים של כל דייר שווה למחיר הכולל: <text:s/></text:span></text:p>
            <text:p text:style-name="P36"><text:span text:style-name="T87">p</text:span><text:span text:style-name="T101">c</text:span><text:span text:style-name="T102"> </text:span><text:span text:style-name="T103">≥ 35</text:span><text:span text:style-name="T104"> [d envies]</text:span></text:p>
            <text:p text:style-name="P36"><text:span text:style-name="T105">p</text:span><text:span text:style-name="T106">b</text:span><text:span text:style-name="T107"> ≥ 33</text:span><text:span text:style-name="T108"> [d envies]</text:span></text:p>
            <text:p text:style-name="P36"><text:span text:style-name="T109">p</text:span><text:span text:style-name="T110">a</text:span><text:span text:style-name="T111"> ≥ 33</text:span><text:span text:style-name="T112"> [c envies]</text:span></text:p>
            <text:p text:style-name="P36"><text:span text:style-name="T113">p</text:span><text:span text:style-name="T114">d</text:span><text:span text:style-name="T115"> ≤ </text:span><text:span text:style-name="T116">-1/4 </text:span><text:span text:style-name="T117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39"><text:span text:style-name="T99">חדר א</text:span></text:p>
              </table:table-cell>
              <table:table-cell>
                <text:p text:style-name="P40"><text:span text:style-name="T99">חדר ב</text:span></text:p>
              </table:table-cell>
              <table:table-cell>
                <text:p text:style-name="P40"><text:span text:style-name="T99">חדר ג</text:span></text:p>
              </table:table-cell>
              <table:table-cell>
                <text:p text:style-name="P40"><text:span text:style-name="T99">חדר ד</text:span></text:p>
              </table:table-cell>
              <table:table-cell/>
            </table:table-row>
            <table:table-row table:style-name="ro5" table:default-cell-style-name="ce8">
              <table:table-cell table:style-name="ce7">
                <text:p text:style-name="P41"><text:span text:style-name="T118">36</text:span></text:p>
              </table:table-cell>
              <table:table-cell>
                <text:p text:style-name="P42"><text:span text:style-name="T99">34</text:span></text:p>
              </table:table-cell>
              <table:table-cell>
                <text:p text:style-name="P42"><text:span text:style-name="T99">30</text:span></text:p>
              </table:table-cell>
              <table:table-cell>
                <text:p text:style-name="P42"><text:span text:style-name="T99">0</text:span></text:p>
              </table:table-cell>
              <table:table-cell table:style-name="ce6">
                <text:p text:style-name="P40"><text:span text:style-name="T99">דייר א</text:span></text:p>
              </table:table-cell>
            </table:table-row>
            <table:table-row table:style-name="ro5" table:default-cell-style-name="ce8">
              <table:table-cell>
                <text:p text:style-name="P43"><text:span text:style-name="T99">31</text:span></text:p>
              </table:table-cell>
              <table:table-cell table:style-name="ce7">
                <text:p text:style-name="P44"><text:span text:style-name="T118">36</text:span></text:p>
              </table:table-cell>
              <table:table-cell>
                <text:p text:style-name="P42"><text:span text:style-name="T99">33</text:span></text:p>
              </table:table-cell>
              <table:table-cell>
                <text:p text:style-name="P42"><text:span text:style-name="T99">0</text:span></text:p>
              </table:table-cell>
              <table:table-cell table:style-name="ce6">
                <text:p text:style-name="P40"><text:span text:style-name="T99">דייר ב</text:span></text:p>
              </table:table-cell>
            </table:table-row>
            <table:table-row table:style-name="ro5" table:default-cell-style-name="ce8">
              <table:table-cell>
                <text:p text:style-name="P43"><text:span text:style-name="T99">34</text:span></text:p>
              </table:table-cell>
              <table:table-cell>
                <text:p text:style-name="P42"><text:span text:style-name="T99">30</text:span></text:p>
              </table:table-cell>
              <table:table-cell table:style-name="ce7">
                <text:p text:style-name="P44"><text:span text:style-name="T118">36</text:span></text:p>
              </table:table-cell>
              <table:table-cell>
                <text:p text:style-name="P42"><text:span text:style-name="T99">0</text:span></text:p>
              </table:table-cell>
              <table:table-cell table:style-name="ce6">
                <text:p text:style-name="P40"><text:span text:style-name="T99">דייר ג</text:span></text:p>
              </table:table-cell>
            </table:table-row>
            <table:table-row table:style-name="ro5" table:default-cell-style-name="ce8">
              <table:table-cell>
                <text:p text:style-name="P43"><text:span text:style-name="T99">32</text:span></text:p>
              </table:table-cell>
              <table:table-cell>
                <text:p text:style-name="P42"><text:span text:style-name="T99">33</text:span></text:p>
              </table:table-cell>
              <table:table-cell>
                <text:p text:style-name="P42"><text:span text:style-name="T99">35</text:span></text:p>
              </table:table-cell>
              <table:table-cell table:style-name="ce7">
                <text:p text:style-name="P44"><text:span text:style-name="T118">0</text:span></text:p>
              </table:table-cell>
              <table:table-cell table:style-name="ce6">
                <text:p text:style-name="P40"><text:span text:style-name="T99">דייר ד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119">ח</text:span><text:span text:style-name="T119">לו</text:span><text:span text:style-name="T119">ק</text:span><text:span text:style-name="T119">ת </text:span><text:span text:style-name="T119">ש</text:span><text:span text:style-name="T119">כ</text:span><text:span text:style-name="T119">ר </text:span><text:span text:style-name="T119">די</text:span><text:span text:style-name="T119">ר</text:span><text:span text:style-name="T119">ה </text:span><text:span text:style-name="T119">– </text:span><text:span text:style-name="T119">ט</text:span><text:span text:style-name="T119">רי</text:span><text:span text:style-name="T119">ל</text:span><text:span text:style-name="T119">מ</text:span><text:span text:style-name="T119">ה</text:span></text:p>
          </draw:text-box>
        </draw:frame>
        <draw:frame draw:style-name="standard" draw:layer="layout" svg:width="26.413cm" svg:height="16.485cm" svg:x="0.852cm" svg:y="2.8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9">
              <table:table-cell>
                <text:p text:style-name="P39"><text:span text:style-name="T120">דיירים שמקבלים כסף</text:span></text:p>
              </table:table-cell>
              <table:table-cell>
                <text:p text:style-name="P45"><text:span text:style-name="T120">קנאה</text:span></text:p>
              </table:table-cell>
              <table:table-cell>
                <text:p text:style-name="P45"><text:span text:style-name="T120"><text:s text:c="2"/>עובד רק עם "דיירים עניים”</text:span></text:p>
              </table:table-cell>
              <table:table-cell table:style-name="ce10"/>
            </table:table-row>
            <table:table-row table:style-name="ro7" table:default-cell-style-name="ce11">
              <table:table-cell>
                <text:p text:style-name="P46"><text:span text:style-name="T121">לא</text:span></text:p>
              </table:table-cell>
              <table:table-cell>
                <text:p text:style-name="P47"><text:span text:style-name="T121">לא</text:span></text:p>
              </table:table-cell>
              <table:table-cell table:style-name="ce12">
                <text:p text:style-name="P48"><text:span text:style-name="T122">כן</text:span></text:p>
              </table:table-cell>
              <table:table-cell table:style-name="ce13">
                <text:p text:style-name="P49"><text:span text:style-name="T123">אלגוריתם סוּ והמשולשים</text:span></text:p>
              </table:table-cell>
            </table:table-row>
            <table:table-row table:style-name="ro8" table:default-cell-style-name="ce11">
              <table:table-cell table:style-name="ce12">
                <text:p text:style-name="P46"><text:span text:style-name="T122">כן</text:span></text:p>
              </table:table-cell>
              <table:table-cell>
                <text:p text:style-name="P47"><text:span text:style-name="T121">לא</text:span></text:p>
              </table:table-cell>
              <table:table-cell>
                <text:p text:style-name="P47"><text:span text:style-name="T121">לא</text:span></text:p>
              </table:table-cell>
              <table:table-cell table:style-name="ce13">
                <text:p text:style-name="P49"><text:span text:style-name="T123">שידוך מקסימלי</text:span></text:p>
              </table:table-cell>
            </table:table-row>
            <table:table-row table:style-name="ro8" table:default-cell-style-name="ce11">
              <table:table-cell>
                <text:p text:style-name="P46"><text:span text:style-name="T121">לא</text:span></text:p>
              </table:table-cell>
              <table:table-cell table:style-name="ce12">
                <text:p text:style-name="P48"><text:span text:style-name="T122">כן</text:span></text:p>
              </table:table-cell>
              <table:table-cell>
                <text:p text:style-name="P47"><text:span text:style-name="T121">לא</text:span></text:p>
              </table:table-cell>
              <table:table-cell table:style-name="ce13">
                <text:p text:style-name="P49"><text:span text:style-name="T123">שידוך מקסימלי עם מחיר מינ. </text:span><text:span text:style-name="T123">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3" svg:font-family="'Liberation Sans'" style:font-pitch="variable"/>
    <style:font-face style:name="Liberation Sans12" svg:font-family="'Liberation Sans'" style:font-adornments="Regular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1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</text:span><text:span text:style-name="MT2">li</text:span><text:span text:style-name="MT2">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0-24">24/10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82</meta:editing-cycles>
    <dc:date>2019-10-24T21:07:17.214213903</dc:date>
    <meta:editing-duration>P2DT13H10M4S</meta:editing-duration>
    <meta:generator>LibreOffice/6.2.4.2$Linux_X86_64 LibreOffice_project/20$Build-2</meta:generator>
    <dc:creator>Erel Segal-Halevi</dc:creator>
    <meta:document-statistic meta:object-count="22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